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4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Rtt2" table:style-name="ta1">
        <table:shapes>
          <draw:frame draw:z-index="0" draw:style-name="gr1" draw:text-style-name="P1" svg:width="159.99mm" svg:height="89.99mm" svg:x="94.36mm" svg:y="96.89mm">
            <draw:object draw:notify-on-update-of-ranges="outRtt2.B1:outRtt2.U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formula="of:=[$Sheet2.B1]/1000000" office:value-type="float" office:value="0.684774" calcext:value-type="float">
            <text:p>0,684774</text:p>
          </table:table-cell>
          <table:table-cell table:formula="of:=[$Sheet2.C1]/1000000" office:value-type="float" office:value="0.434465" calcext:value-type="float">
            <text:p>0,434465</text:p>
          </table:table-cell>
          <table:table-cell table:formula="of:=[$Sheet2.D1]/1000000" office:value-type="float" office:value="0.396001" calcext:value-type="float">
            <text:p>0,396001</text:p>
          </table:table-cell>
          <table:table-cell table:formula="of:=[$Sheet2.E1]/1000000" office:value-type="float" office:value="0.44073" calcext:value-type="float">
            <text:p>0,44073</text:p>
          </table:table-cell>
          <table:table-cell table:formula="of:=[$Sheet2.F1]/1000000" office:value-type="float" office:value="0.395303" calcext:value-type="float">
            <text:p>0,395303</text:p>
          </table:table-cell>
          <table:table-cell table:formula="of:=[$Sheet2.G1]/1000000" office:value-type="float" office:value="0.353037" calcext:value-type="float">
            <text:p>0,353037</text:p>
          </table:table-cell>
          <table:table-cell table:formula="of:=[$Sheet2.H1]/1000000" office:value-type="float" office:value="0.346344" calcext:value-type="float">
            <text:p>0,346344</text:p>
          </table:table-cell>
          <table:table-cell table:formula="of:=[$Sheet2.I1]/1000000" office:value-type="float" office:value="0.401489" calcext:value-type="float">
            <text:p>0,401489</text:p>
          </table:table-cell>
          <table:table-cell table:formula="of:=[$Sheet2.J1]/1000000" office:value-type="float" office:value="0.334643" calcext:value-type="float">
            <text:p>0,334643</text:p>
          </table:table-cell>
          <table:table-cell table:formula="of:=[$Sheet2.K1]/1000000" office:value-type="float" office:value="0.363096" calcext:value-type="float">
            <text:p>0,363096</text:p>
          </table:table-cell>
          <table:table-cell table:formula="of:=[$Sheet2.L1]/1000000" office:value-type="float" office:value="0.390723" calcext:value-type="float">
            <text:p>0,390723</text:p>
          </table:table-cell>
          <table:table-cell table:formula="of:=[$Sheet2.M1]/1000000" office:value-type="float" office:value="0.296369" calcext:value-type="float">
            <text:p>0,296369</text:p>
          </table:table-cell>
          <table:table-cell table:formula="of:=[$Sheet2.N1]/1000000" office:value-type="float" office:value="0.459704" calcext:value-type="float">
            <text:p>0,459704</text:p>
          </table:table-cell>
          <table:table-cell table:formula="of:=[$Sheet2.O1]/1000000" office:value-type="float" office:value="0.355602" calcext:value-type="float">
            <text:p>0,355602</text:p>
          </table:table-cell>
          <table:table-cell table:formula="of:=[$Sheet2.P1]/1000000" office:value-type="float" office:value="0.470274" calcext:value-type="float">
            <text:p>0,470274</text:p>
          </table:table-cell>
          <table:table-cell table:formula="of:=[$Sheet2.Q1]/1000000" office:value-type="float" office:value="0.501266" calcext:value-type="float">
            <text:p>0,501266</text:p>
          </table:table-cell>
          <table:table-cell table:formula="of:=[$Sheet2.R1]/1000000" office:value-type="float" office:value="0.344408" calcext:value-type="float">
            <text:p>0,344408</text:p>
          </table:table-cell>
          <table:table-cell table:formula="of:=[$Sheet2.S1]/1000000" office:value-type="float" office:value="0.417287" calcext:value-type="float">
            <text:p>0,417287</text:p>
          </table:table-cell>
          <table:table-cell table:formula="of:=[$Sheet2.T1]/1000000" office:value-type="float" office:value="0.431452" calcext:value-type="float">
            <text:p>0,431452</text:p>
          </table:table-cell>
          <table:table-cell table:formula="of:=[$Sheet2.U1]/1000000" office:value-type="float" office:value="0.331766" calcext:value-type="float">
            <text:p>0,331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2]/1000000" office:value-type="float" office:value="0.325687" calcext:value-type="float">
            <text:p>0,325687</text:p>
          </table:table-cell>
          <table:table-cell table:formula="of:=[$Sheet2.C2]/1000000" office:value-type="float" office:value="0.283663" calcext:value-type="float">
            <text:p>0,283663</text:p>
          </table:table-cell>
          <table:table-cell table:formula="of:=[$Sheet2.D2]/1000000" office:value-type="float" office:value="0.294975" calcext:value-type="float">
            <text:p>0,294975</text:p>
          </table:table-cell>
          <table:table-cell table:formula="of:=[$Sheet2.E2]/1000000" office:value-type="float" office:value="0.282398" calcext:value-type="float">
            <text:p>0,282398</text:p>
          </table:table-cell>
          <table:table-cell table:formula="of:=[$Sheet2.F2]/1000000" office:value-type="float" office:value="0.274829" calcext:value-type="float">
            <text:p>0,274829</text:p>
          </table:table-cell>
          <table:table-cell table:formula="of:=[$Sheet2.G2]/1000000" office:value-type="float" office:value="0.322342" calcext:value-type="float">
            <text:p>0,322342</text:p>
          </table:table-cell>
          <table:table-cell table:formula="of:=[$Sheet2.H2]/1000000" office:value-type="float" office:value="0.298525" calcext:value-type="float">
            <text:p>0,298525</text:p>
          </table:table-cell>
          <table:table-cell table:formula="of:=[$Sheet2.I2]/1000000" office:value-type="float" office:value="0.275646" calcext:value-type="float">
            <text:p>0,275646</text:p>
          </table:table-cell>
          <table:table-cell table:formula="of:=[$Sheet2.J2]/1000000" office:value-type="float" office:value="0.287272" calcext:value-type="float">
            <text:p>0,287272</text:p>
          </table:table-cell>
          <table:table-cell table:formula="of:=[$Sheet2.K2]/1000000" office:value-type="float" office:value="0.376046" calcext:value-type="float">
            <text:p>0,376046</text:p>
          </table:table-cell>
          <table:table-cell table:formula="of:=[$Sheet2.L2]/1000000" office:value-type="float" office:value="0.298207" calcext:value-type="float">
            <text:p>0,298207</text:p>
          </table:table-cell>
          <table:table-cell table:formula="of:=[$Sheet2.M2]/1000000" office:value-type="float" office:value="0.278354" calcext:value-type="float">
            <text:p>0,278354</text:p>
          </table:table-cell>
          <table:table-cell table:formula="of:=[$Sheet2.N2]/1000000" office:value-type="float" office:value="0.330603" calcext:value-type="float">
            <text:p>0,330603</text:p>
          </table:table-cell>
          <table:table-cell table:formula="of:=[$Sheet2.O2]/1000000" office:value-type="float" office:value="0.302864" calcext:value-type="float">
            <text:p>0,302864</text:p>
          </table:table-cell>
          <table:table-cell table:formula="of:=[$Sheet2.P2]/1000000" office:value-type="float" office:value="0.375778" calcext:value-type="float">
            <text:p>0,375778</text:p>
          </table:table-cell>
          <table:table-cell table:formula="of:=[$Sheet2.Q2]/1000000" office:value-type="float" office:value="0.457727" calcext:value-type="float">
            <text:p>0,457727</text:p>
          </table:table-cell>
          <table:table-cell table:formula="of:=[$Sheet2.R2]/1000000" office:value-type="float" office:value="0.305519" calcext:value-type="float">
            <text:p>0,305519</text:p>
          </table:table-cell>
          <table:table-cell table:formula="of:=[$Sheet2.S2]/1000000" office:value-type="float" office:value="0.307985" calcext:value-type="float">
            <text:p>0,307985</text:p>
          </table:table-cell>
          <table:table-cell table:formula="of:=[$Sheet2.T2]/1000000" office:value-type="float" office:value="0.416141" calcext:value-type="float">
            <text:p>0,416141</text:p>
          </table:table-cell>
          <table:table-cell table:formula="of:=[$Sheet2.U2]/1000000" office:value-type="float" office:value="0.337036" calcext:value-type="float">
            <text:p>0,3370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3]/1000000" office:value-type="float" office:value="0.428842" calcext:value-type="float">
            <text:p>0,428842</text:p>
          </table:table-cell>
          <table:table-cell table:formula="of:=[$Sheet2.C3]/1000000" office:value-type="float" office:value="0.356233" calcext:value-type="float">
            <text:p>0,356233</text:p>
          </table:table-cell>
          <table:table-cell table:formula="of:=[$Sheet2.D3]/1000000" office:value-type="float" office:value="0.38484" calcext:value-type="float">
            <text:p>0,38484</text:p>
          </table:table-cell>
          <table:table-cell table:formula="of:=[$Sheet2.E3]/1000000" office:value-type="float" office:value="0.3931" calcext:value-type="float">
            <text:p>0,3931</text:p>
          </table:table-cell>
          <table:table-cell table:formula="of:=[$Sheet2.F3]/1000000" office:value-type="float" office:value="0.402903" calcext:value-type="float">
            <text:p>0,402903</text:p>
          </table:table-cell>
          <table:table-cell table:formula="of:=[$Sheet2.G3]/1000000" office:value-type="float" office:value="0.374225" calcext:value-type="float">
            <text:p>0,374225</text:p>
          </table:table-cell>
          <table:table-cell table:formula="of:=[$Sheet2.H3]/1000000" office:value-type="float" office:value="0.451532" calcext:value-type="float">
            <text:p>0,451532</text:p>
          </table:table-cell>
          <table:table-cell table:formula="of:=[$Sheet2.I3]/1000000" office:value-type="float" office:value="0.301456" calcext:value-type="float">
            <text:p>0,301456</text:p>
          </table:table-cell>
          <table:table-cell table:formula="of:=[$Sheet2.J3]/1000000" office:value-type="float" office:value="0.269709" calcext:value-type="float">
            <text:p>0,269709</text:p>
          </table:table-cell>
          <table:table-cell table:formula="of:=[$Sheet2.K3]/1000000" office:value-type="float" office:value="0.288052" calcext:value-type="float">
            <text:p>0,288052</text:p>
          </table:table-cell>
          <table:table-cell table:formula="of:=[$Sheet2.L3]/1000000" office:value-type="float" office:value="0.255658" calcext:value-type="float">
            <text:p>0,255658</text:p>
          </table:table-cell>
          <table:table-cell table:formula="of:=[$Sheet2.M3]/1000000" office:value-type="float" office:value="0.293387" calcext:value-type="float">
            <text:p>0,293387</text:p>
          </table:table-cell>
          <table:table-cell table:formula="of:=[$Sheet2.N3]/1000000" office:value-type="float" office:value="0.335876" calcext:value-type="float">
            <text:p>0,335876</text:p>
          </table:table-cell>
          <table:table-cell table:formula="of:=[$Sheet2.O3]/1000000" office:value-type="float" office:value="0.364537" calcext:value-type="float">
            <text:p>0,364537</text:p>
          </table:table-cell>
          <table:table-cell table:formula="of:=[$Sheet2.P3]/1000000" office:value-type="float" office:value="0.359934" calcext:value-type="float">
            <text:p>0,359934</text:p>
          </table:table-cell>
          <table:table-cell table:formula="of:=[$Sheet2.Q3]/1000000" office:value-type="float" office:value="0.366823" calcext:value-type="float">
            <text:p>0,366823</text:p>
          </table:table-cell>
          <table:table-cell table:formula="of:=[$Sheet2.R3]/1000000" office:value-type="float" office:value="0.274271" calcext:value-type="float">
            <text:p>0,274271</text:p>
          </table:table-cell>
          <table:table-cell table:formula="of:=[$Sheet2.S3]/1000000" office:value-type="float" office:value="0.317709" calcext:value-type="float">
            <text:p>0,317709</text:p>
          </table:table-cell>
          <table:table-cell table:formula="of:=[$Sheet2.T3]/1000000" office:value-type="float" office:value="0.3057" calcext:value-type="float">
            <text:p>0,3057</text:p>
          </table:table-cell>
          <table:table-cell table:formula="of:=[$Sheet2.U3]/1000000" office:value-type="float" office:value="0.294363" calcext:value-type="float">
            <text:p>0,2943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4]/1000000" office:value-type="float" office:value="0.290137" calcext:value-type="float">
            <text:p>0,290137</text:p>
          </table:table-cell>
          <table:table-cell table:formula="of:=[$Sheet2.C4]/1000000" office:value-type="float" office:value="0.370027" calcext:value-type="float">
            <text:p>0,370027</text:p>
          </table:table-cell>
          <table:table-cell table:formula="of:=[$Sheet2.D4]/1000000" office:value-type="float" office:value="0.261642" calcext:value-type="float">
            <text:p>0,261642</text:p>
          </table:table-cell>
          <table:table-cell table:formula="of:=[$Sheet2.E4]/1000000" office:value-type="float" office:value="0.303629" calcext:value-type="float">
            <text:p>0,303629</text:p>
          </table:table-cell>
          <table:table-cell table:formula="of:=[$Sheet2.F4]/1000000" office:value-type="float" office:value="0.293465" calcext:value-type="float">
            <text:p>0,293465</text:p>
          </table:table-cell>
          <table:table-cell table:formula="of:=[$Sheet2.G4]/1000000" office:value-type="float" office:value="0.348705" calcext:value-type="float">
            <text:p>0,348705</text:p>
          </table:table-cell>
          <table:table-cell table:formula="of:=[$Sheet2.H4]/1000000" office:value-type="float" office:value="0.269272" calcext:value-type="float">
            <text:p>0,269272</text:p>
          </table:table-cell>
          <table:table-cell table:formula="of:=[$Sheet2.I4]/1000000" office:value-type="float" office:value="0.298549" calcext:value-type="float">
            <text:p>0,298549</text:p>
          </table:table-cell>
          <table:table-cell table:formula="of:=[$Sheet2.J4]/1000000" office:value-type="float" office:value="0.312305" calcext:value-type="float">
            <text:p>0,312305</text:p>
          </table:table-cell>
          <table:table-cell table:formula="of:=[$Sheet2.K4]/1000000" office:value-type="float" office:value="0.290887" calcext:value-type="float">
            <text:p>0,290887</text:p>
          </table:table-cell>
          <table:table-cell table:formula="of:=[$Sheet2.L4]/1000000" office:value-type="float" office:value="0.264658" calcext:value-type="float">
            <text:p>0,264658</text:p>
          </table:table-cell>
          <table:table-cell table:formula="of:=[$Sheet2.M4]/1000000" office:value-type="float" office:value="0.304615" calcext:value-type="float">
            <text:p>0,304615</text:p>
          </table:table-cell>
          <table:table-cell table:formula="of:=[$Sheet2.N4]/1000000" office:value-type="float" office:value="0.282662" calcext:value-type="float">
            <text:p>0,282662</text:p>
          </table:table-cell>
          <table:table-cell table:formula="of:=[$Sheet2.O4]/1000000" office:value-type="float" office:value="0.281936" calcext:value-type="float">
            <text:p>0,281936</text:p>
          </table:table-cell>
          <table:table-cell table:formula="of:=[$Sheet2.P4]/1000000" office:value-type="float" office:value="0.306627" calcext:value-type="float">
            <text:p>0,306627</text:p>
          </table:table-cell>
          <table:table-cell table:formula="of:=[$Sheet2.Q4]/1000000" office:value-type="float" office:value="0.389958" calcext:value-type="float">
            <text:p>0,389958</text:p>
          </table:table-cell>
          <table:table-cell table:formula="of:=[$Sheet2.R4]/1000000" office:value-type="float" office:value="0.273479" calcext:value-type="float">
            <text:p>0,273479</text:p>
          </table:table-cell>
          <table:table-cell table:formula="of:=[$Sheet2.S4]/1000000" office:value-type="float" office:value="0.317607" calcext:value-type="float">
            <text:p>0,317607</text:p>
          </table:table-cell>
          <table:table-cell table:formula="of:=[$Sheet2.T4]/1000000" office:value-type="float" office:value="0.326011" calcext:value-type="float">
            <text:p>0,326011</text:p>
          </table:table-cell>
          <table:table-cell table:formula="of:=[$Sheet2.U4]/1000000" office:value-type="float" office:value="0.275589" calcext:value-type="float">
            <text:p>0,2755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5]/1000000" office:value-type="float" office:value="0.317431" calcext:value-type="float">
            <text:p>0,317431</text:p>
          </table:table-cell>
          <table:table-cell table:formula="of:=[$Sheet2.C5]/1000000" office:value-type="float" office:value="0.297258" calcext:value-type="float">
            <text:p>0,297258</text:p>
          </table:table-cell>
          <table:table-cell table:formula="of:=[$Sheet2.D5]/1000000" office:value-type="float" office:value="0.291742" calcext:value-type="float">
            <text:p>0,291742</text:p>
          </table:table-cell>
          <table:table-cell table:formula="of:=[$Sheet2.E5]/1000000" office:value-type="float" office:value="0.276924" calcext:value-type="float">
            <text:p>0,276924</text:p>
          </table:table-cell>
          <table:table-cell table:formula="of:=[$Sheet2.F5]/1000000" office:value-type="float" office:value="0.318775" calcext:value-type="float">
            <text:p>0,318775</text:p>
          </table:table-cell>
          <table:table-cell table:formula="of:=[$Sheet2.G5]/1000000" office:value-type="float" office:value="0.271164" calcext:value-type="float">
            <text:p>0,271164</text:p>
          </table:table-cell>
          <table:table-cell table:formula="of:=[$Sheet2.H5]/1000000" office:value-type="float" office:value="0.268724" calcext:value-type="float">
            <text:p>0,268724</text:p>
          </table:table-cell>
          <table:table-cell table:formula="of:=[$Sheet2.I5]/1000000" office:value-type="float" office:value="0.307264" calcext:value-type="float">
            <text:p>0,307264</text:p>
          </table:table-cell>
          <table:table-cell table:formula="of:=[$Sheet2.J5]/1000000" office:value-type="float" office:value="0.317663" calcext:value-type="float">
            <text:p>0,317663</text:p>
          </table:table-cell>
          <table:table-cell table:formula="of:=[$Sheet2.K5]/1000000" office:value-type="float" office:value="0.282103" calcext:value-type="float">
            <text:p>0,282103</text:p>
          </table:table-cell>
          <table:table-cell table:formula="of:=[$Sheet2.L5]/1000000" office:value-type="float" office:value="0.312316" calcext:value-type="float">
            <text:p>0,312316</text:p>
          </table:table-cell>
          <table:table-cell table:formula="of:=[$Sheet2.M5]/1000000" office:value-type="float" office:value="0.345862" calcext:value-type="float">
            <text:p>0,345862</text:p>
          </table:table-cell>
          <table:table-cell table:formula="of:=[$Sheet2.N5]/1000000" office:value-type="float" office:value="0.296772" calcext:value-type="float">
            <text:p>0,296772</text:p>
          </table:table-cell>
          <table:table-cell table:formula="of:=[$Sheet2.O5]/1000000" office:value-type="float" office:value="0.337357" calcext:value-type="float">
            <text:p>0,337357</text:p>
          </table:table-cell>
          <table:table-cell table:formula="of:=[$Sheet2.P5]/1000000" office:value-type="float" office:value="0.319205" calcext:value-type="float">
            <text:p>0,319205</text:p>
          </table:table-cell>
          <table:table-cell table:formula="of:=[$Sheet2.Q5]/1000000" office:value-type="float" office:value="0.292094" calcext:value-type="float">
            <text:p>0,292094</text:p>
          </table:table-cell>
          <table:table-cell table:formula="of:=[$Sheet2.R5]/1000000" office:value-type="float" office:value="0.292259" calcext:value-type="float">
            <text:p>0,292259</text:p>
          </table:table-cell>
          <table:table-cell table:formula="of:=[$Sheet2.S5]/1000000" office:value-type="float" office:value="0.386687" calcext:value-type="float">
            <text:p>0,386687</text:p>
          </table:table-cell>
          <table:table-cell table:formula="of:=[$Sheet2.T5]/1000000" office:value-type="float" office:value="0.297147" calcext:value-type="float">
            <text:p>0,297147</text:p>
          </table:table-cell>
          <table:table-cell table:formula="of:=[$Sheet2.U5]/1000000" office:value-type="float" office:value="0.27053" calcext:value-type="float">
            <text:p>0,270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6]/1000000" office:value-type="float" office:value="0.297121" calcext:value-type="float">
            <text:p>0,297121</text:p>
          </table:table-cell>
          <table:table-cell table:formula="of:=[$Sheet2.C6]/1000000" office:value-type="float" office:value="0.307137" calcext:value-type="float">
            <text:p>0,307137</text:p>
          </table:table-cell>
          <table:table-cell table:formula="of:=[$Sheet2.D6]/1000000" office:value-type="float" office:value="0.276393" calcext:value-type="float">
            <text:p>0,276393</text:p>
          </table:table-cell>
          <table:table-cell table:formula="of:=[$Sheet2.E6]/1000000" office:value-type="float" office:value="0.263848" calcext:value-type="float">
            <text:p>0,263848</text:p>
          </table:table-cell>
          <table:table-cell table:formula="of:=[$Sheet2.F6]/1000000" office:value-type="float" office:value="0.295577" calcext:value-type="float">
            <text:p>0,295577</text:p>
          </table:table-cell>
          <table:table-cell table:formula="of:=[$Sheet2.G6]/1000000" office:value-type="float" office:value="0.308495" calcext:value-type="float">
            <text:p>0,308495</text:p>
          </table:table-cell>
          <table:table-cell table:formula="of:=[$Sheet2.H6]/1000000" office:value-type="float" office:value="0.292199" calcext:value-type="float">
            <text:p>0,292199</text:p>
          </table:table-cell>
          <table:table-cell table:formula="of:=[$Sheet2.I6]/1000000" office:value-type="float" office:value="0.546149" calcext:value-type="float">
            <text:p>0,546149</text:p>
          </table:table-cell>
          <table:table-cell table:formula="of:=[$Sheet2.J6]/1000000" office:value-type="float" office:value="0.370386" calcext:value-type="float">
            <text:p>0,370386</text:p>
          </table:table-cell>
          <table:table-cell table:formula="of:=[$Sheet2.K6]/1000000" office:value-type="float" office:value="15.619517" calcext:value-type="float">
            <text:p>15,619517</text:p>
          </table:table-cell>
          <table:table-cell table:formula="of:=[$Sheet2.L6]/1000000" office:value-type="float" office:value="0.659124" calcext:value-type="float">
            <text:p>0,659124</text:p>
          </table:table-cell>
          <table:table-cell table:formula="of:=[$Sheet2.M6]/1000000" office:value-type="float" office:value="0.407417" calcext:value-type="float">
            <text:p>0,407417</text:p>
          </table:table-cell>
          <table:table-cell table:formula="of:=[$Sheet2.N6]/1000000" office:value-type="float" office:value="0.366179" calcext:value-type="float">
            <text:p>0,366179</text:p>
          </table:table-cell>
          <table:table-cell table:formula="of:=[$Sheet2.O6]/1000000" office:value-type="float" office:value="0.369286" calcext:value-type="float">
            <text:p>0,369286</text:p>
          </table:table-cell>
          <table:table-cell table:formula="of:=[$Sheet2.P6]/1000000" office:value-type="float" office:value="0.329545" calcext:value-type="float">
            <text:p>0,329545</text:p>
          </table:table-cell>
          <table:table-cell table:formula="of:=[$Sheet2.Q6]/1000000" office:value-type="float" office:value="0.33452" calcext:value-type="float">
            <text:p>0,33452</text:p>
          </table:table-cell>
          <table:table-cell table:formula="of:=[$Sheet2.R6]/1000000" office:value-type="float" office:value="0.308036" calcext:value-type="float">
            <text:p>0,308036</text:p>
          </table:table-cell>
          <table:table-cell table:formula="of:=[$Sheet2.S6]/1000000" office:value-type="float" office:value="0.28862" calcext:value-type="float">
            <text:p>0,28862</text:p>
          </table:table-cell>
          <table:table-cell table:formula="of:=[$Sheet2.T6]/1000000" office:value-type="float" office:value="0.275824" calcext:value-type="float">
            <text:p>0,275824</text:p>
          </table:table-cell>
          <table:table-cell table:formula="of:=[$Sheet2.U6]/1000000" office:value-type="float" office:value="0.272499" calcext:value-type="float">
            <text:p>0,2724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7]/1000000" office:value-type="float" office:value="0.302259" calcext:value-type="float">
            <text:p>0,302259</text:p>
          </table:table-cell>
          <table:table-cell table:formula="of:=[$Sheet2.C7]/1000000" office:value-type="float" office:value="0.283276" calcext:value-type="float">
            <text:p>0,283276</text:p>
          </table:table-cell>
          <table:table-cell table:formula="of:=[$Sheet2.D7]/1000000" office:value-type="float" office:value="0.281622" calcext:value-type="float">
            <text:p>0,281622</text:p>
          </table:table-cell>
          <table:table-cell table:formula="of:=[$Sheet2.E7]/1000000" office:value-type="float" office:value="0.363163" calcext:value-type="float">
            <text:p>0,363163</text:p>
          </table:table-cell>
          <table:table-cell table:formula="of:=[$Sheet2.F7]/1000000" office:value-type="float" office:value="0.380644" calcext:value-type="float">
            <text:p>0,380644</text:p>
          </table:table-cell>
          <table:table-cell table:formula="of:=[$Sheet2.G7]/1000000" office:value-type="float" office:value="0.295848" calcext:value-type="float">
            <text:p>0,295848</text:p>
          </table:table-cell>
          <table:table-cell table:formula="of:=[$Sheet2.H7]/1000000" office:value-type="float" office:value="0.324235" calcext:value-type="float">
            <text:p>0,324235</text:p>
          </table:table-cell>
          <table:table-cell table:formula="of:=[$Sheet2.I7]/1000000" office:value-type="float" office:value="1.507716" calcext:value-type="float">
            <text:p>1,507716</text:p>
          </table:table-cell>
          <table:table-cell table:formula="of:=[$Sheet2.J7]/1000000" office:value-type="float" office:value="0.403052" calcext:value-type="float">
            <text:p>0,403052</text:p>
          </table:table-cell>
          <table:table-cell table:formula="of:=[$Sheet2.K7]/1000000" office:value-type="float" office:value="0.280848" calcext:value-type="float">
            <text:p>0,280848</text:p>
          </table:table-cell>
          <table:table-cell table:formula="of:=[$Sheet2.L7]/1000000" office:value-type="float" office:value="0.433988" calcext:value-type="float">
            <text:p>0,433988</text:p>
          </table:table-cell>
          <table:table-cell table:formula="of:=[$Sheet2.M7]/1000000" office:value-type="float" office:value="0.36397" calcext:value-type="float">
            <text:p>0,36397</text:p>
          </table:table-cell>
          <table:table-cell table:formula="of:=[$Sheet2.N7]/1000000" office:value-type="float" office:value="0.339047" calcext:value-type="float">
            <text:p>0,339047</text:p>
          </table:table-cell>
          <table:table-cell table:formula="of:=[$Sheet2.O7]/1000000" office:value-type="float" office:value="0.380876" calcext:value-type="float">
            <text:p>0,380876</text:p>
          </table:table-cell>
          <table:table-cell table:formula="of:=[$Sheet2.P7]/1000000" office:value-type="float" office:value="6.254827" calcext:value-type="float">
            <text:p>6,254827</text:p>
          </table:table-cell>
          <table:table-cell table:formula="of:=[$Sheet2.Q7]/1000000" office:value-type="float" office:value="0.983526" calcext:value-type="float">
            <text:p>0,983526</text:p>
          </table:table-cell>
          <table:table-cell table:formula="of:=[$Sheet2.R7]/1000000" office:value-type="float" office:value="0.882587" calcext:value-type="float">
            <text:p>0,882587</text:p>
          </table:table-cell>
          <table:table-cell table:formula="of:=[$Sheet2.S7]/1000000" office:value-type="float" office:value="0.273493" calcext:value-type="float">
            <text:p>0,273493</text:p>
          </table:table-cell>
          <table:table-cell table:formula="of:=[$Sheet2.T7]/1000000" office:value-type="float" office:value="0.255781" calcext:value-type="float">
            <text:p>0,255781</text:p>
          </table:table-cell>
          <table:table-cell table:formula="of:=[$Sheet2.U7]/1000000" office:value-type="float" office:value="0.264842" calcext:value-type="float">
            <text:p>0,2648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8]/1000000" office:value-type="float" office:value="0.252998" calcext:value-type="float">
            <text:p>0,252998</text:p>
          </table:table-cell>
          <table:table-cell table:formula="of:=[$Sheet2.C8]/1000000" office:value-type="float" office:value="0.269589" calcext:value-type="float">
            <text:p>0,269589</text:p>
          </table:table-cell>
          <table:table-cell table:formula="of:=[$Sheet2.D8]/1000000" office:value-type="float" office:value="0.283875" calcext:value-type="float">
            <text:p>0,283875</text:p>
          </table:table-cell>
          <table:table-cell table:formula="of:=[$Sheet2.E8]/1000000" office:value-type="float" office:value="0.26143" calcext:value-type="float">
            <text:p>0,26143</text:p>
          </table:table-cell>
          <table:table-cell table:formula="of:=[$Sheet2.F8]/1000000" office:value-type="float" office:value="0.252746" calcext:value-type="float">
            <text:p>0,252746</text:p>
          </table:table-cell>
          <table:table-cell table:formula="of:=[$Sheet2.G8]/1000000" office:value-type="float" office:value="0.279736" calcext:value-type="float">
            <text:p>0,279736</text:p>
          </table:table-cell>
          <table:table-cell table:formula="of:=[$Sheet2.H8]/1000000" office:value-type="float" office:value="0.251865" calcext:value-type="float">
            <text:p>0,251865</text:p>
          </table:table-cell>
          <table:table-cell table:formula="of:=[$Sheet2.I8]/1000000" office:value-type="float" office:value="0.265697" calcext:value-type="float">
            <text:p>0,265697</text:p>
          </table:table-cell>
          <table:table-cell table:formula="of:=[$Sheet2.J8]/1000000" office:value-type="float" office:value="0.243618" calcext:value-type="float">
            <text:p>0,243618</text:p>
          </table:table-cell>
          <table:table-cell table:formula="of:=[$Sheet2.K8]/1000000" office:value-type="float" office:value="0.251594" calcext:value-type="float">
            <text:p>0,251594</text:p>
          </table:table-cell>
          <table:table-cell table:formula="of:=[$Sheet2.L8]/1000000" office:value-type="float" office:value="0.260742" calcext:value-type="float">
            <text:p>0,260742</text:p>
          </table:table-cell>
          <table:table-cell table:formula="of:=[$Sheet2.M8]/1000000" office:value-type="float" office:value="0.440351" calcext:value-type="float">
            <text:p>0,440351</text:p>
          </table:table-cell>
          <table:table-cell table:formula="of:=[$Sheet2.N8]/1000000" office:value-type="float" office:value="0.377817" calcext:value-type="float">
            <text:p>0,377817</text:p>
          </table:table-cell>
          <table:table-cell table:formula="of:=[$Sheet2.O8]/1000000" office:value-type="float" office:value="0.338862" calcext:value-type="float">
            <text:p>0,338862</text:p>
          </table:table-cell>
          <table:table-cell table:formula="of:=[$Sheet2.P8]/1000000" office:value-type="float" office:value="0.344472" calcext:value-type="float">
            <text:p>0,344472</text:p>
          </table:table-cell>
          <table:table-cell table:formula="of:=[$Sheet2.Q8]/1000000" office:value-type="float" office:value="0.543655" calcext:value-type="float">
            <text:p>0,543655</text:p>
          </table:table-cell>
          <table:table-cell table:formula="of:=[$Sheet2.R8]/1000000" office:value-type="float" office:value="0.329948" calcext:value-type="float">
            <text:p>0,329948</text:p>
          </table:table-cell>
          <table:table-cell table:formula="of:=[$Sheet2.S8]/1000000" office:value-type="float" office:value="0.241867" calcext:value-type="float">
            <text:p>0,241867</text:p>
          </table:table-cell>
          <table:table-cell table:formula="of:=[$Sheet2.T8]/1000000" office:value-type="float" office:value="0.290366" calcext:value-type="float">
            <text:p>0,290366</text:p>
          </table:table-cell>
          <table:table-cell table:formula="of:=[$Sheet2.U8]/1000000" office:value-type="float" office:value="0.291015" calcext:value-type="float">
            <text:p>0,2910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9]/1000000" office:value-type="float" office:value="0.252582" calcext:value-type="float">
            <text:p>0,252582</text:p>
          </table:table-cell>
          <table:table-cell table:formula="of:=[$Sheet2.C9]/1000000" office:value-type="float" office:value="0.261636" calcext:value-type="float">
            <text:p>0,261636</text:p>
          </table:table-cell>
          <table:table-cell table:formula="of:=[$Sheet2.D9]/1000000" office:value-type="float" office:value="0.266188" calcext:value-type="float">
            <text:p>0,266188</text:p>
          </table:table-cell>
          <table:table-cell table:formula="of:=[$Sheet2.E9]/1000000" office:value-type="float" office:value="0.373761" calcext:value-type="float">
            <text:p>0,373761</text:p>
          </table:table-cell>
          <table:table-cell table:formula="of:=[$Sheet2.F9]/1000000" office:value-type="float" office:value="0.330724" calcext:value-type="float">
            <text:p>0,330724</text:p>
          </table:table-cell>
          <table:table-cell table:formula="of:=[$Sheet2.G9]/1000000" office:value-type="float" office:value="0.291682" calcext:value-type="float">
            <text:p>0,291682</text:p>
          </table:table-cell>
          <table:table-cell table:formula="of:=[$Sheet2.H9]/1000000" office:value-type="float" office:value="0.287745" calcext:value-type="float">
            <text:p>0,287745</text:p>
          </table:table-cell>
          <table:table-cell table:formula="of:=[$Sheet2.I9]/1000000" office:value-type="float" office:value="0.570173" calcext:value-type="float">
            <text:p>0,570173</text:p>
          </table:table-cell>
          <table:table-cell table:formula="of:=[$Sheet2.J9]/1000000" office:value-type="float" office:value="0.447095" calcext:value-type="float">
            <text:p>0,447095</text:p>
          </table:table-cell>
          <table:table-cell table:formula="of:=[$Sheet2.K9]/1000000" office:value-type="float" office:value="0.394498" calcext:value-type="float">
            <text:p>0,394498</text:p>
          </table:table-cell>
          <table:table-cell table:formula="of:=[$Sheet2.L9]/1000000" office:value-type="float" office:value="0.364523" calcext:value-type="float">
            <text:p>0,364523</text:p>
          </table:table-cell>
          <table:table-cell table:formula="of:=[$Sheet2.M9]/1000000" office:value-type="float" office:value="0.307065" calcext:value-type="float">
            <text:p>0,307065</text:p>
          </table:table-cell>
          <table:table-cell table:formula="of:=[$Sheet2.N9]/1000000" office:value-type="float" office:value="0.330153" calcext:value-type="float">
            <text:p>0,330153</text:p>
          </table:table-cell>
          <table:table-cell table:formula="of:=[$Sheet2.O9]/1000000" office:value-type="float" office:value="0.379635" calcext:value-type="float">
            <text:p>0,379635</text:p>
          </table:table-cell>
          <table:table-cell table:formula="of:=[$Sheet2.P9]/1000000" office:value-type="float" office:value="0.32679" calcext:value-type="float">
            <text:p>0,32679</text:p>
          </table:table-cell>
          <table:table-cell table:formula="of:=[$Sheet2.Q9]/1000000" office:value-type="float" office:value="0.366257" calcext:value-type="float">
            <text:p>0,366257</text:p>
          </table:table-cell>
          <table:table-cell table:formula="of:=[$Sheet2.R9]/1000000" office:value-type="float" office:value="0.3423" calcext:value-type="float">
            <text:p>0,3423</text:p>
          </table:table-cell>
          <table:table-cell table:formula="of:=[$Sheet2.S9]/1000000" office:value-type="float" office:value="0.308697" calcext:value-type="float">
            <text:p>0,308697</text:p>
          </table:table-cell>
          <table:table-cell table:formula="of:=[$Sheet2.T9]/1000000" office:value-type="float" office:value="0.370803" calcext:value-type="float">
            <text:p>0,370803</text:p>
          </table:table-cell>
          <table:table-cell table:formula="of:=[$Sheet2.U9]/1000000" office:value-type="float" office:value="0.320976" calcext:value-type="float">
            <text:p>0,3209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0]/1000000" office:value-type="float" office:value="0.318848" calcext:value-type="float">
            <text:p>0,318848</text:p>
          </table:table-cell>
          <table:table-cell table:formula="of:=[$Sheet2.C10]/1000000" office:value-type="float" office:value="0.38041" calcext:value-type="float">
            <text:p>0,38041</text:p>
          </table:table-cell>
          <table:table-cell table:formula="of:=[$Sheet2.D10]/1000000" office:value-type="float" office:value="0.289005" calcext:value-type="float">
            <text:p>0,289005</text:p>
          </table:table-cell>
          <table:table-cell table:formula="of:=[$Sheet2.E10]/1000000" office:value-type="float" office:value="0.335933" calcext:value-type="float">
            <text:p>0,335933</text:p>
          </table:table-cell>
          <table:table-cell table:formula="of:=[$Sheet2.F10]/1000000" office:value-type="float" office:value="0.423633" calcext:value-type="float">
            <text:p>0,423633</text:p>
          </table:table-cell>
          <table:table-cell table:formula="of:=[$Sheet2.G10]/1000000" office:value-type="float" office:value="0.279811" calcext:value-type="float">
            <text:p>0,279811</text:p>
          </table:table-cell>
          <table:table-cell table:formula="of:=[$Sheet2.H10]/1000000" office:value-type="float" office:value="0.357972" calcext:value-type="float">
            <text:p>0,357972</text:p>
          </table:table-cell>
          <table:table-cell table:formula="of:=[$Sheet2.I10]/1000000" office:value-type="float" office:value="0.445861" calcext:value-type="float">
            <text:p>0,445861</text:p>
          </table:table-cell>
          <table:table-cell table:formula="of:=[$Sheet2.J10]/1000000" office:value-type="float" office:value="0.404394" calcext:value-type="float">
            <text:p>0,404394</text:p>
          </table:table-cell>
          <table:table-cell table:formula="of:=[$Sheet2.K10]/1000000" office:value-type="float" office:value="0.381136" calcext:value-type="float">
            <text:p>0,381136</text:p>
          </table:table-cell>
          <table:table-cell table:formula="of:=[$Sheet2.L10]/1000000" office:value-type="float" office:value="0.375561" calcext:value-type="float">
            <text:p>0,375561</text:p>
          </table:table-cell>
          <table:table-cell table:formula="of:=[$Sheet2.M10]/1000000" office:value-type="float" office:value="0.376139" calcext:value-type="float">
            <text:p>0,376139</text:p>
          </table:table-cell>
          <table:table-cell table:formula="of:=[$Sheet2.N10]/1000000" office:value-type="float" office:value="0.482256" calcext:value-type="float">
            <text:p>0,482256</text:p>
          </table:table-cell>
          <table:table-cell table:formula="of:=[$Sheet2.O10]/1000000" office:value-type="float" office:value="0.377658" calcext:value-type="float">
            <text:p>0,377658</text:p>
          </table:table-cell>
          <table:table-cell table:formula="of:=[$Sheet2.P10]/1000000" office:value-type="float" office:value="0.403456" calcext:value-type="float">
            <text:p>0,403456</text:p>
          </table:table-cell>
          <table:table-cell table:formula="of:=[$Sheet2.Q10]/1000000" office:value-type="float" office:value="0.354218" calcext:value-type="float">
            <text:p>0,354218</text:p>
          </table:table-cell>
          <table:table-cell table:formula="of:=[$Sheet2.R10]/1000000" office:value-type="float" office:value="0.401781" calcext:value-type="float">
            <text:p>0,401781</text:p>
          </table:table-cell>
          <table:table-cell table:formula="of:=[$Sheet2.S10]/1000000" office:value-type="float" office:value="0.429821" calcext:value-type="float">
            <text:p>0,429821</text:p>
          </table:table-cell>
          <table:table-cell table:formula="of:=[$Sheet2.T10]/1000000" office:value-type="float" office:value="0.407597" calcext:value-type="float">
            <text:p>0,407597</text:p>
          </table:table-cell>
          <table:table-cell table:formula="of:=[$Sheet2.U10]/1000000" office:value-type="float" office:value="0.395772" calcext:value-type="float">
            <text:p>0,3957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1]/1000000" office:value-type="float" office:value="0.318177" calcext:value-type="float">
            <text:p>0,318177</text:p>
          </table:table-cell>
          <table:table-cell table:formula="of:=[$Sheet2.C11]/1000000" office:value-type="float" office:value="0.345673" calcext:value-type="float">
            <text:p>0,345673</text:p>
          </table:table-cell>
          <table:table-cell table:formula="of:=[$Sheet2.D11]/1000000" office:value-type="float" office:value="0.404799" calcext:value-type="float">
            <text:p>0,404799</text:p>
          </table:table-cell>
          <table:table-cell table:formula="of:=[$Sheet2.E11]/1000000" office:value-type="float" office:value="0.33074" calcext:value-type="float">
            <text:p>0,33074</text:p>
          </table:table-cell>
          <table:table-cell table:formula="of:=[$Sheet2.F11]/1000000" office:value-type="float" office:value="0.331545" calcext:value-type="float">
            <text:p>0,331545</text:p>
          </table:table-cell>
          <table:table-cell table:formula="of:=[$Sheet2.G11]/1000000" office:value-type="float" office:value="0.403304" calcext:value-type="float">
            <text:p>0,403304</text:p>
          </table:table-cell>
          <table:table-cell table:formula="of:=[$Sheet2.H11]/1000000" office:value-type="float" office:value="0.33789" calcext:value-type="float">
            <text:p>0,33789</text:p>
          </table:table-cell>
          <table:table-cell table:formula="of:=[$Sheet2.I11]/1000000" office:value-type="float" office:value="0.346495" calcext:value-type="float">
            <text:p>0,346495</text:p>
          </table:table-cell>
          <table:table-cell table:formula="of:=[$Sheet2.J11]/1000000" office:value-type="float" office:value="0.381817" calcext:value-type="float">
            <text:p>0,381817</text:p>
          </table:table-cell>
          <table:table-cell table:formula="of:=[$Sheet2.K11]/1000000" office:value-type="float" office:value="0.349464" calcext:value-type="float">
            <text:p>0,349464</text:p>
          </table:table-cell>
          <table:table-cell table:formula="of:=[$Sheet2.L11]/1000000" office:value-type="float" office:value="0.347158" calcext:value-type="float">
            <text:p>0,347158</text:p>
          </table:table-cell>
          <table:table-cell table:formula="of:=[$Sheet2.M11]/1000000" office:value-type="float" office:value="0.297697" calcext:value-type="float">
            <text:p>0,297697</text:p>
          </table:table-cell>
          <table:table-cell table:formula="of:=[$Sheet2.N11]/1000000" office:value-type="float" office:value="0.341921" calcext:value-type="float">
            <text:p>0,341921</text:p>
          </table:table-cell>
          <table:table-cell table:formula="of:=[$Sheet2.O11]/1000000" office:value-type="float" office:value="0.313279" calcext:value-type="float">
            <text:p>0,313279</text:p>
          </table:table-cell>
          <table:table-cell table:formula="of:=[$Sheet2.P11]/1000000" office:value-type="float" office:value="0.313012" calcext:value-type="float">
            <text:p>0,313012</text:p>
          </table:table-cell>
          <table:table-cell table:formula="of:=[$Sheet2.Q11]/1000000" office:value-type="float" office:value="0.498014" calcext:value-type="float">
            <text:p>0,498014</text:p>
          </table:table-cell>
          <table:table-cell table:formula="of:=[$Sheet2.R11]/1000000" office:value-type="float" office:value="0.45748" calcext:value-type="float">
            <text:p>0,45748</text:p>
          </table:table-cell>
          <table:table-cell table:formula="of:=[$Sheet2.S11]/1000000" office:value-type="float" office:value="0.387598" calcext:value-type="float">
            <text:p>0,387598</text:p>
          </table:table-cell>
          <table:table-cell table:formula="of:=[$Sheet2.T11]/1000000" office:value-type="float" office:value="0.471415" calcext:value-type="float">
            <text:p>0,471415</text:p>
          </table:table-cell>
          <table:table-cell table:formula="of:=[$Sheet2.U11]/1000000" office:value-type="float" office:value="0.346871" calcext:value-type="float">
            <text:p>0,3468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2]/1000000" office:value-type="float" office:value="0.355991" calcext:value-type="float">
            <text:p>0,355991</text:p>
          </table:table-cell>
          <table:table-cell table:formula="of:=[$Sheet2.C12]/1000000" office:value-type="float" office:value="0.519973" calcext:value-type="float">
            <text:p>0,519973</text:p>
          </table:table-cell>
          <table:table-cell table:formula="of:=[$Sheet2.D12]/1000000" office:value-type="float" office:value="0.521481" calcext:value-type="float">
            <text:p>0,521481</text:p>
          </table:table-cell>
          <table:table-cell table:formula="of:=[$Sheet2.E12]/1000000" office:value-type="float" office:value="0.487649" calcext:value-type="float">
            <text:p>0,487649</text:p>
          </table:table-cell>
          <table:table-cell table:formula="of:=[$Sheet2.F12]/1000000" office:value-type="float" office:value="0.497944" calcext:value-type="float">
            <text:p>0,497944</text:p>
          </table:table-cell>
          <table:table-cell table:formula="of:=[$Sheet2.G12]/1000000" office:value-type="float" office:value="0.489888" calcext:value-type="float">
            <text:p>0,489888</text:p>
          </table:table-cell>
          <table:table-cell table:formula="of:=[$Sheet2.H12]/1000000" office:value-type="float" office:value="0.552768" calcext:value-type="float">
            <text:p>0,552768</text:p>
          </table:table-cell>
          <table:table-cell table:formula="of:=[$Sheet2.I12]/1000000" office:value-type="float" office:value="0.458254" calcext:value-type="float">
            <text:p>0,458254</text:p>
          </table:table-cell>
          <table:table-cell table:formula="of:=[$Sheet2.J12]/1000000" office:value-type="float" office:value="0.448465" calcext:value-type="float">
            <text:p>0,448465</text:p>
          </table:table-cell>
          <table:table-cell table:formula="of:=[$Sheet2.K12]/1000000" office:value-type="float" office:value="4.389889" calcext:value-type="float">
            <text:p>4,389889</text:p>
          </table:table-cell>
          <table:table-cell table:formula="of:=[$Sheet2.L12]/1000000" office:value-type="float" office:value="0.567689" calcext:value-type="float">
            <text:p>0,567689</text:p>
          </table:table-cell>
          <table:table-cell table:formula="of:=[$Sheet2.M12]/1000000" office:value-type="float" office:value="0.312562" calcext:value-type="float">
            <text:p>0,312562</text:p>
          </table:table-cell>
          <table:table-cell table:formula="of:=[$Sheet2.N12]/1000000" office:value-type="float" office:value="0.424568" calcext:value-type="float">
            <text:p>0,424568</text:p>
          </table:table-cell>
          <table:table-cell table:formula="of:=[$Sheet2.O12]/1000000" office:value-type="float" office:value="0.589243" calcext:value-type="float">
            <text:p>0,589243</text:p>
          </table:table-cell>
          <table:table-cell table:formula="of:=[$Sheet2.P12]/1000000" office:value-type="float" office:value="0.58396" calcext:value-type="float">
            <text:p>0,58396</text:p>
          </table:table-cell>
          <table:table-cell table:formula="of:=[$Sheet2.Q12]/1000000" office:value-type="float" office:value="0.499479" calcext:value-type="float">
            <text:p>0,499479</text:p>
          </table:table-cell>
          <table:table-cell table:formula="of:=[$Sheet2.R12]/1000000" office:value-type="float" office:value="0.307669" calcext:value-type="float">
            <text:p>0,307669</text:p>
          </table:table-cell>
          <table:table-cell table:formula="of:=[$Sheet2.S12]/1000000" office:value-type="float" office:value="0.565825" calcext:value-type="float">
            <text:p>0,565825</text:p>
          </table:table-cell>
          <table:table-cell table:formula="of:=[$Sheet2.T12]/1000000" office:value-type="float" office:value="0.405847" calcext:value-type="float">
            <text:p>0,405847</text:p>
          </table:table-cell>
          <table:table-cell table:formula="of:=[$Sheet2.U12]/1000000" office:value-type="float" office:value="0.424804" calcext:value-type="float">
            <text:p>0,4248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3]/1000000" office:value-type="float" office:value="0.335525" calcext:value-type="float">
            <text:p>0,335525</text:p>
          </table:table-cell>
          <table:table-cell table:formula="of:=[$Sheet2.C13]/1000000" office:value-type="float" office:value="0.490555" calcext:value-type="float">
            <text:p>0,490555</text:p>
          </table:table-cell>
          <table:table-cell table:formula="of:=[$Sheet2.D13]/1000000" office:value-type="float" office:value="0.520741" calcext:value-type="float">
            <text:p>0,520741</text:p>
          </table:table-cell>
          <table:table-cell table:formula="of:=[$Sheet2.E13]/1000000" office:value-type="float" office:value="0.426937" calcext:value-type="float">
            <text:p>0,426937</text:p>
          </table:table-cell>
          <table:table-cell table:formula="of:=[$Sheet2.F13]/1000000" office:value-type="float" office:value="10.012942" calcext:value-type="float">
            <text:p>10,012942</text:p>
          </table:table-cell>
          <table:table-cell table:formula="of:=[$Sheet2.G13]/1000000" office:value-type="float" office:value="3.174701" calcext:value-type="float">
            <text:p>3,174701</text:p>
          </table:table-cell>
          <table:table-cell table:formula="of:=[$Sheet2.H13]/1000000" office:value-type="float" office:value="0.668077" calcext:value-type="float">
            <text:p>0,668077</text:p>
          </table:table-cell>
          <table:table-cell table:formula="of:=[$Sheet2.I13]/1000000" office:value-type="float" office:value="0.632977" calcext:value-type="float">
            <text:p>0,632977</text:p>
          </table:table-cell>
          <table:table-cell table:formula="of:=[$Sheet2.J13]/1000000" office:value-type="float" office:value="0.407177" calcext:value-type="float">
            <text:p>0,407177</text:p>
          </table:table-cell>
          <table:table-cell table:formula="of:=[$Sheet2.K13]/1000000" office:value-type="float" office:value="0.537991" calcext:value-type="float">
            <text:p>0,537991</text:p>
          </table:table-cell>
          <table:table-cell table:formula="of:=[$Sheet2.L13]/1000000" office:value-type="float" office:value="0.560518" calcext:value-type="float">
            <text:p>0,560518</text:p>
          </table:table-cell>
          <table:table-cell table:formula="of:=[$Sheet2.M13]/1000000" office:value-type="float" office:value="0.527192" calcext:value-type="float">
            <text:p>0,527192</text:p>
          </table:table-cell>
          <table:table-cell table:formula="of:=[$Sheet2.N13]/1000000" office:value-type="float" office:value="0.4413" calcext:value-type="float">
            <text:p>0,4413</text:p>
          </table:table-cell>
          <table:table-cell table:formula="of:=[$Sheet2.O13]/1000000" office:value-type="float" office:value="0.462929" calcext:value-type="float">
            <text:p>0,462929</text:p>
          </table:table-cell>
          <table:table-cell table:formula="of:=[$Sheet2.P13]/1000000" office:value-type="float" office:value="0.43327" calcext:value-type="float">
            <text:p>0,43327</text:p>
          </table:table-cell>
          <table:table-cell table:formula="of:=[$Sheet2.Q13]/1000000" office:value-type="float" office:value="0.502592" calcext:value-type="float">
            <text:p>0,502592</text:p>
          </table:table-cell>
          <table:table-cell table:formula="of:=[$Sheet2.R13]/1000000" office:value-type="float" office:value="0.635449" calcext:value-type="float">
            <text:p>0,635449</text:p>
          </table:table-cell>
          <table:table-cell table:formula="of:=[$Sheet2.S13]/1000000" office:value-type="float" office:value="1.418789" calcext:value-type="float">
            <text:p>1,418789</text:p>
          </table:table-cell>
          <table:table-cell table:formula="of:=[$Sheet2.T13]/1000000" office:value-type="float" office:value="0.367734" calcext:value-type="float">
            <text:p>0,367734</text:p>
          </table:table-cell>
          <table:table-cell table:formula="of:=[$Sheet2.U13]/1000000" office:value-type="float" office:value="0.358998" calcext:value-type="float">
            <text:p>0,3589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4]/1000000" office:value-type="float" office:value="0.476488" calcext:value-type="float">
            <text:p>0,476488</text:p>
          </table:table-cell>
          <table:table-cell table:formula="of:=[$Sheet2.C14]/1000000" office:value-type="float" office:value="0.390362" calcext:value-type="float">
            <text:p>0,390362</text:p>
          </table:table-cell>
          <table:table-cell table:formula="of:=[$Sheet2.D14]/1000000" office:value-type="float" office:value="0.451304" calcext:value-type="float">
            <text:p>0,451304</text:p>
          </table:table-cell>
          <table:table-cell table:formula="of:=[$Sheet2.E14]/1000000" office:value-type="float" office:value="0.379508" calcext:value-type="float">
            <text:p>0,379508</text:p>
          </table:table-cell>
          <table:table-cell table:formula="of:=[$Sheet2.F14]/1000000" office:value-type="float" office:value="0.3577" calcext:value-type="float">
            <text:p>0,3577</text:p>
          </table:table-cell>
          <table:table-cell table:formula="of:=[$Sheet2.G14]/1000000" office:value-type="float" office:value="0.443479" calcext:value-type="float">
            <text:p>0,443479</text:p>
          </table:table-cell>
          <table:table-cell table:formula="of:=[$Sheet2.H14]/1000000" office:value-type="float" office:value="0.378662" calcext:value-type="float">
            <text:p>0,378662</text:p>
          </table:table-cell>
          <table:table-cell table:formula="of:=[$Sheet2.I14]/1000000" office:value-type="float" office:value="0.431332" calcext:value-type="float">
            <text:p>0,431332</text:p>
          </table:table-cell>
          <table:table-cell table:formula="of:=[$Sheet2.J14]/1000000" office:value-type="float" office:value="1.164527" calcext:value-type="float">
            <text:p>1,164527</text:p>
          </table:table-cell>
          <table:table-cell table:formula="of:=[$Sheet2.K14]/1000000" office:value-type="float" office:value="0.386851" calcext:value-type="float">
            <text:p>0,386851</text:p>
          </table:table-cell>
          <table:table-cell table:formula="of:=[$Sheet2.L14]/1000000" office:value-type="float" office:value="0.300295" calcext:value-type="float">
            <text:p>0,300295</text:p>
          </table:table-cell>
          <table:table-cell table:formula="of:=[$Sheet2.M14]/1000000" office:value-type="float" office:value="0.992913" calcext:value-type="float">
            <text:p>0,992913</text:p>
          </table:table-cell>
          <table:table-cell table:formula="of:=[$Sheet2.N14]/1000000" office:value-type="float" office:value="0.617041" calcext:value-type="float">
            <text:p>0,617041</text:p>
          </table:table-cell>
          <table:table-cell table:formula="of:=[$Sheet2.O14]/1000000" office:value-type="float" office:value="0.514494" calcext:value-type="float">
            <text:p>0,514494</text:p>
          </table:table-cell>
          <table:table-cell table:formula="of:=[$Sheet2.P14]/1000000" office:value-type="float" office:value="0.976512" calcext:value-type="float">
            <text:p>0,976512</text:p>
          </table:table-cell>
          <table:table-cell table:formula="of:=[$Sheet2.Q14]/1000000" office:value-type="float" office:value="0.388124" calcext:value-type="float">
            <text:p>0,388124</text:p>
          </table:table-cell>
          <table:table-cell table:formula="of:=[$Sheet2.R14]/1000000" office:value-type="float" office:value="0.41" calcext:value-type="float">
            <text:p>0,41</text:p>
          </table:table-cell>
          <table:table-cell table:formula="of:=[$Sheet2.S14]/1000000" office:value-type="float" office:value="0.606731" calcext:value-type="float">
            <text:p>0,606731</text:p>
          </table:table-cell>
          <table:table-cell table:formula="of:=[$Sheet2.T14]/1000000" office:value-type="float" office:value="0.359443" calcext:value-type="float">
            <text:p>0,359443</text:p>
          </table:table-cell>
          <table:table-cell table:formula="of:=[$Sheet2.U14]/1000000" office:value-type="float" office:value="0.358236" calcext:value-type="float">
            <text:p>0,3582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5]/1000000" office:value-type="float" office:value="0.424872" calcext:value-type="float">
            <text:p>0,424872</text:p>
          </table:table-cell>
          <table:table-cell table:formula="of:=[$Sheet2.C15]/1000000" office:value-type="float" office:value="0.098749" calcext:value-type="float">
            <text:p>0,098749</text:p>
          </table:table-cell>
          <table:table-cell table:formula="of:=[$Sheet2.D15]/1000000" office:value-type="float" office:value="0.230485" calcext:value-type="float">
            <text:p>0,230485</text:p>
          </table:table-cell>
          <table:table-cell table:formula="of:=[$Sheet2.E15]/1000000" office:value-type="float" office:value="0.076864" calcext:value-type="float">
            <text:p>0,076864</text:p>
          </table:table-cell>
          <table:table-cell table:formula="of:=[$Sheet2.F15]/1000000" office:value-type="float" office:value="0.100457" calcext:value-type="float">
            <text:p>0,100457</text:p>
          </table:table-cell>
          <table:table-cell table:formula="of:=[$Sheet2.G15]/1000000" office:value-type="float" office:value="0.134781" calcext:value-type="float">
            <text:p>0,134781</text:p>
          </table:table-cell>
          <table:table-cell table:formula="of:=[$Sheet2.H15]/1000000" office:value-type="float" office:value="0.270189" calcext:value-type="float">
            <text:p>0,270189</text:p>
          </table:table-cell>
          <table:table-cell table:formula="of:=[$Sheet2.I15]/1000000" office:value-type="float" office:value="1.716913" calcext:value-type="float">
            <text:p>1,716913</text:p>
          </table:table-cell>
          <table:table-cell table:formula="of:=[$Sheet2.J15]/1000000" office:value-type="float" office:value="0.293423" calcext:value-type="float">
            <text:p>0,293423</text:p>
          </table:table-cell>
          <table:table-cell table:formula="of:=[$Sheet2.K15]/1000000" office:value-type="float" office:value="0.145089" calcext:value-type="float">
            <text:p>0,145089</text:p>
          </table:table-cell>
          <table:table-cell table:formula="of:=[$Sheet2.L15]/1000000" office:value-type="float" office:value="0.048043" calcext:value-type="float">
            <text:p>0,048043</text:p>
          </table:table-cell>
          <table:table-cell table:formula="of:=[$Sheet2.M15]/1000000" office:value-type="float" office:value="0.215528" calcext:value-type="float">
            <text:p>0,215528</text:p>
          </table:table-cell>
          <table:table-cell table:formula="of:=[$Sheet2.N15]/1000000" office:value-type="float" office:value="0.259998" calcext:value-type="float">
            <text:p>0,259998</text:p>
          </table:table-cell>
          <table:table-cell table:formula="of:=[$Sheet2.O15]/1000000" office:value-type="float" office:value="0.056354" calcext:value-type="float">
            <text:p>0,056354</text:p>
          </table:table-cell>
          <table:table-cell table:formula="of:=[$Sheet2.P15]/1000000" office:value-type="float" office:value="0.047027" calcext:value-type="float">
            <text:p>0,047027</text:p>
          </table:table-cell>
          <table:table-cell table:formula="of:=[$Sheet2.Q15]/1000000" office:value-type="float" office:value="0.168098" calcext:value-type="float">
            <text:p>0,168098</text:p>
          </table:table-cell>
          <table:table-cell table:formula="of:=[$Sheet2.R15]/1000000" office:value-type="float" office:value="0.044831" calcext:value-type="float">
            <text:p>0,044831</text:p>
          </table:table-cell>
          <table:table-cell table:formula="of:=[$Sheet2.S15]/1000000" office:value-type="float" office:value="0.239979" calcext:value-type="float">
            <text:p>0,239979</text:p>
          </table:table-cell>
          <table:table-cell table:formula="of:=[$Sheet2.T15]/1000000" office:value-type="float" office:value="0.048654" calcext:value-type="float">
            <text:p>0,048654</text:p>
          </table:table-cell>
          <table:table-cell table:formula="of:=[$Sheet2.U15]/1000000" office:value-type="float" office:value="0.563085" calcext:value-type="float">
            <text:p>0,5630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6]/1000000" office:value-type="float" office:value="0.122586" calcext:value-type="float">
            <text:p>0,122586</text:p>
          </table:table-cell>
          <table:table-cell table:formula="of:=[$Sheet2.C16]/1000000" office:value-type="float" office:value="0.311662" calcext:value-type="float">
            <text:p>0,311662</text:p>
          </table:table-cell>
          <table:table-cell table:formula="of:=[$Sheet2.D16]/1000000" office:value-type="float" office:value="0.489881" calcext:value-type="float">
            <text:p>0,489881</text:p>
          </table:table-cell>
          <table:table-cell table:formula="of:=[$Sheet2.E16]/1000000" office:value-type="float" office:value="0.478687" calcext:value-type="float">
            <text:p>0,478687</text:p>
          </table:table-cell>
          <table:table-cell table:formula="of:=[$Sheet2.F16]/1000000" office:value-type="float" office:value="37.998744" calcext:value-type="float">
            <text:p>37,998744</text:p>
          </table:table-cell>
          <table:table-cell table:formula="of:=[$Sheet2.G16]/1000000" office:value-type="float" office:value="0.135539" calcext:value-type="float">
            <text:p>0,135539</text:p>
          </table:table-cell>
          <table:table-cell table:formula="of:=[$Sheet2.H16]/1000000" office:value-type="float" office:value="0.122716" calcext:value-type="float">
            <text:p>0,122716</text:p>
          </table:table-cell>
          <table:table-cell table:formula="of:=[$Sheet2.I16]/1000000" office:value-type="float" office:value="0.669213" calcext:value-type="float">
            <text:p>0,669213</text:p>
          </table:table-cell>
          <table:table-cell table:formula="of:=[$Sheet2.J16]/1000000" office:value-type="float" office:value="0.170219" calcext:value-type="float">
            <text:p>0,170219</text:p>
          </table:table-cell>
          <table:table-cell table:formula="of:=[$Sheet2.K16]/1000000" office:value-type="float" office:value="0.077201" calcext:value-type="float">
            <text:p>0,077201</text:p>
          </table:table-cell>
          <table:table-cell table:formula="of:=[$Sheet2.L16]/1000000" office:value-type="float" office:value="0.142748" calcext:value-type="float">
            <text:p>0,142748</text:p>
          </table:table-cell>
          <table:table-cell table:formula="of:=[$Sheet2.M16]/1000000" office:value-type="float" office:value="0.130505" calcext:value-type="float">
            <text:p>0,130505</text:p>
          </table:table-cell>
          <table:table-cell table:formula="of:=[$Sheet2.N16]/1000000" office:value-type="float" office:value="0.177644" calcext:value-type="float">
            <text:p>0,177644</text:p>
          </table:table-cell>
          <table:table-cell table:formula="of:=[$Sheet2.O16]/1000000" office:value-type="float" office:value="0.281148" calcext:value-type="float">
            <text:p>0,281148</text:p>
          </table:table-cell>
          <table:table-cell table:formula="of:=[$Sheet2.P16]/1000000" office:value-type="float" office:value="4.933491" calcext:value-type="float">
            <text:p>4,933491</text:p>
          </table:table-cell>
          <table:table-cell table:formula="of:=[$Sheet2.Q16]/1000000" office:value-type="float" office:value="0.762052" calcext:value-type="float">
            <text:p>0,762052</text:p>
          </table:table-cell>
          <table:table-cell table:formula="of:=[$Sheet2.R16]/1000000" office:value-type="float" office:value="0.180413" calcext:value-type="float">
            <text:p>0,180413</text:p>
          </table:table-cell>
          <table:table-cell table:formula="of:=[$Sheet2.S16]/1000000" office:value-type="float" office:value="0.098282" calcext:value-type="float">
            <text:p>0,098282</text:p>
          </table:table-cell>
          <table:table-cell table:formula="of:=[$Sheet2.T16]/1000000" office:value-type="float" office:value="0.659642" calcext:value-type="float">
            <text:p>0,659642</text:p>
          </table:table-cell>
          <table:table-cell table:formula="of:=[$Sheet2.U16]/1000000" office:value-type="float" office:value="0.084691" calcext:value-type="float">
            <text:p>0,0846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7]/1000000" office:value-type="float" office:value="0.739912" calcext:value-type="float">
            <text:p>0,739912</text:p>
          </table:table-cell>
          <table:table-cell table:formula="of:=[$Sheet2.C17]/1000000" office:value-type="float" office:value="0.415824" calcext:value-type="float">
            <text:p>0,415824</text:p>
          </table:table-cell>
          <table:table-cell table:formula="of:=[$Sheet2.D17]/1000000" office:value-type="float" office:value="36.506183" calcext:value-type="float">
            <text:p>36,506183</text:p>
          </table:table-cell>
          <table:table-cell table:formula="of:=[$Sheet2.E17]/1000000" office:value-type="float" office:value="1.623592" calcext:value-type="float">
            <text:p>1,623592</text:p>
          </table:table-cell>
          <table:table-cell table:formula="of:=[$Sheet2.F17]/1000000" office:value-type="float" office:value="6.040909" calcext:value-type="float">
            <text:p>6,040909</text:p>
          </table:table-cell>
          <table:table-cell table:formula="of:=[$Sheet2.G17]/1000000" office:value-type="float" office:value="8.400835" calcext:value-type="float">
            <text:p>8,400835</text:p>
          </table:table-cell>
          <table:table-cell table:formula="of:=[$Sheet2.H17]/1000000" office:value-type="float" office:value="0.14492" calcext:value-type="float">
            <text:p>0,14492</text:p>
          </table:table-cell>
          <table:table-cell table:formula="of:=[$Sheet2.I17]/1000000" office:value-type="float" office:value="0.199523" calcext:value-type="float">
            <text:p>0,199523</text:p>
          </table:table-cell>
          <table:table-cell table:formula="of:=[$Sheet2.J17]/1000000" office:value-type="float" office:value="0.16168" calcext:value-type="float">
            <text:p>0,16168</text:p>
          </table:table-cell>
          <table:table-cell table:formula="of:=[$Sheet2.K17]/1000000" office:value-type="float" office:value="0.154184" calcext:value-type="float">
            <text:p>0,154184</text:p>
          </table:table-cell>
          <table:table-cell table:formula="of:=[$Sheet2.L17]/1000000" office:value-type="float" office:value="1.660593" calcext:value-type="float">
            <text:p>1,660593</text:p>
          </table:table-cell>
          <table:table-cell table:formula="of:=[$Sheet2.M17]/1000000" office:value-type="float" office:value="0.181905" calcext:value-type="float">
            <text:p>0,181905</text:p>
          </table:table-cell>
          <table:table-cell table:formula="of:=[$Sheet2.N17]/1000000" office:value-type="float" office:value="0.079632" calcext:value-type="float">
            <text:p>0,079632</text:p>
          </table:table-cell>
          <table:table-cell table:formula="of:=[$Sheet2.O17]/1000000" office:value-type="float" office:value="4.543632" calcext:value-type="float">
            <text:p>4,543632</text:p>
          </table:table-cell>
          <table:table-cell table:formula="of:=[$Sheet2.P17]/1000000" office:value-type="float" office:value="40.72228" calcext:value-type="float">
            <text:p>40,72228</text:p>
          </table:table-cell>
          <table:table-cell table:formula="of:=[$Sheet2.Q17]/1000000" office:value-type="float" office:value="0.320037" calcext:value-type="float">
            <text:p>0,320037</text:p>
          </table:table-cell>
          <table:table-cell table:formula="of:=[$Sheet2.R17]/1000000" office:value-type="float" office:value="0.374379" calcext:value-type="float">
            <text:p>0,374379</text:p>
          </table:table-cell>
          <table:table-cell table:formula="of:=[$Sheet2.S17]/1000000" office:value-type="float" office:value="0.269626" calcext:value-type="float">
            <text:p>0,269626</text:p>
          </table:table-cell>
          <table:table-cell table:formula="of:=[$Sheet2.T17]/1000000" office:value-type="float" office:value="0.341203" calcext:value-type="float">
            <text:p>0,341203</text:p>
          </table:table-cell>
          <table:table-cell table:formula="of:=[$Sheet2.U17]/1000000" office:value-type="float" office:value="0.363244" calcext:value-type="float">
            <text:p>0,363244</text:p>
          </table:table-cell>
          <table:table-cell office:value-type="string" calcext:value-type="string">
            <text:p><text:s/></text:p>
          </table:table-cell>
        </table:table-row>
      </table:table>
      <table:table table:name="Sheet2" table:style-name="ta1">
        <table:table-column table:style-name="co7" table:number-columns-repeated="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4774" calcext:value-type="float">
            <text:p>684774</text:p>
          </table:table-cell>
          <table:table-cell office:value-type="float" office:value="434465" calcext:value-type="float">
            <text:p>434465</text:p>
          </table:table-cell>
          <table:table-cell office:value-type="float" office:value="396001" calcext:value-type="float">
            <text:p>396001</text:p>
          </table:table-cell>
          <table:table-cell office:value-type="float" office:value="440730" calcext:value-type="float">
            <text:p>440730</text:p>
          </table:table-cell>
          <table:table-cell office:value-type="float" office:value="395303" calcext:value-type="float">
            <text:p>395303</text:p>
          </table:table-cell>
          <table:table-cell office:value-type="float" office:value="353037" calcext:value-type="float">
            <text:p>353037</text:p>
          </table:table-cell>
          <table:table-cell office:value-type="float" office:value="346344" calcext:value-type="float">
            <text:p>346344</text:p>
          </table:table-cell>
          <table:table-cell office:value-type="float" office:value="401489" calcext:value-type="float">
            <text:p>401489</text:p>
          </table:table-cell>
          <table:table-cell office:value-type="float" office:value="334643" calcext:value-type="float">
            <text:p>334643</text:p>
          </table:table-cell>
          <table:table-cell office:value-type="float" office:value="363096" calcext:value-type="float">
            <text:p>363096</text:p>
          </table:table-cell>
          <table:table-cell office:value-type="float" office:value="390723" calcext:value-type="float">
            <text:p>390723</text:p>
          </table:table-cell>
          <table:table-cell office:value-type="float" office:value="296369" calcext:value-type="float">
            <text:p>296369</text:p>
          </table:table-cell>
          <table:table-cell office:value-type="float" office:value="459704" calcext:value-type="float">
            <text:p>459704</text:p>
          </table:table-cell>
          <table:table-cell office:value-type="float" office:value="355602" calcext:value-type="float">
            <text:p>355602</text:p>
          </table:table-cell>
          <table:table-cell office:value-type="float" office:value="470274" calcext:value-type="float">
            <text:p>470274</text:p>
          </table:table-cell>
          <table:table-cell office:value-type="float" office:value="501266" calcext:value-type="float">
            <text:p>501266</text:p>
          </table:table-cell>
          <table:table-cell office:value-type="float" office:value="344408" calcext:value-type="float">
            <text:p>344408</text:p>
          </table:table-cell>
          <table:table-cell office:value-type="float" office:value="417287" calcext:value-type="float">
            <text:p>417287</text:p>
          </table:table-cell>
          <table:table-cell office:value-type="float" office:value="431452" calcext:value-type="float">
            <text:p>431452</text:p>
          </table:table-cell>
          <table:table-cell office:value-type="float" office:value="331766" calcext:value-type="float">
            <text:p>331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687" calcext:value-type="float">
            <text:p>325687</text:p>
          </table:table-cell>
          <table:table-cell office:value-type="float" office:value="283663" calcext:value-type="float">
            <text:p>283663</text:p>
          </table:table-cell>
          <table:table-cell office:value-type="float" office:value="294975" calcext:value-type="float">
            <text:p>294975</text:p>
          </table:table-cell>
          <table:table-cell office:value-type="float" office:value="282398" calcext:value-type="float">
            <text:p>282398</text:p>
          </table:table-cell>
          <table:table-cell office:value-type="float" office:value="274829" calcext:value-type="float">
            <text:p>274829</text:p>
          </table:table-cell>
          <table:table-cell office:value-type="float" office:value="322342" calcext:value-type="float">
            <text:p>322342</text:p>
          </table:table-cell>
          <table:table-cell office:value-type="float" office:value="298525" calcext:value-type="float">
            <text:p>298525</text:p>
          </table:table-cell>
          <table:table-cell office:value-type="float" office:value="275646" calcext:value-type="float">
            <text:p>275646</text:p>
          </table:table-cell>
          <table:table-cell office:value-type="float" office:value="287272" calcext:value-type="float">
            <text:p>287272</text:p>
          </table:table-cell>
          <table:table-cell office:value-type="float" office:value="376046" calcext:value-type="float">
            <text:p>376046</text:p>
          </table:table-cell>
          <table:table-cell office:value-type="float" office:value="298207" calcext:value-type="float">
            <text:p>298207</text:p>
          </table:table-cell>
          <table:table-cell office:value-type="float" office:value="278354" calcext:value-type="float">
            <text:p>278354</text:p>
          </table:table-cell>
          <table:table-cell office:value-type="float" office:value="330603" calcext:value-type="float">
            <text:p>330603</text:p>
          </table:table-cell>
          <table:table-cell office:value-type="float" office:value="302864" calcext:value-type="float">
            <text:p>302864</text:p>
          </table:table-cell>
          <table:table-cell office:value-type="float" office:value="375778" calcext:value-type="float">
            <text:p>375778</text:p>
          </table:table-cell>
          <table:table-cell office:value-type="float" office:value="457727" calcext:value-type="float">
            <text:p>457727</text:p>
          </table:table-cell>
          <table:table-cell office:value-type="float" office:value="305519" calcext:value-type="float">
            <text:p>305519</text:p>
          </table:table-cell>
          <table:table-cell office:value-type="float" office:value="307985" calcext:value-type="float">
            <text:p>307985</text:p>
          </table:table-cell>
          <table:table-cell office:value-type="float" office:value="416141" calcext:value-type="float">
            <text:p>416141</text:p>
          </table:table-cell>
          <table:table-cell office:value-type="float" office:value="337036" calcext:value-type="float">
            <text:p>337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842" calcext:value-type="float">
            <text:p>428842</text:p>
          </table:table-cell>
          <table:table-cell office:value-type="float" office:value="356233" calcext:value-type="float">
            <text:p>356233</text:p>
          </table:table-cell>
          <table:table-cell office:value-type="float" office:value="384840" calcext:value-type="float">
            <text:p>384840</text:p>
          </table:table-cell>
          <table:table-cell office:value-type="float" office:value="393100" calcext:value-type="float">
            <text:p>393100</text:p>
          </table:table-cell>
          <table:table-cell office:value-type="float" office:value="402903" calcext:value-type="float">
            <text:p>402903</text:p>
          </table:table-cell>
          <table:table-cell office:value-type="float" office:value="374225" calcext:value-type="float">
            <text:p>374225</text:p>
          </table:table-cell>
          <table:table-cell office:value-type="float" office:value="451532" calcext:value-type="float">
            <text:p>451532</text:p>
          </table:table-cell>
          <table:table-cell office:value-type="float" office:value="301456" calcext:value-type="float">
            <text:p>301456</text:p>
          </table:table-cell>
          <table:table-cell office:value-type="float" office:value="269709" calcext:value-type="float">
            <text:p>269709</text:p>
          </table:table-cell>
          <table:table-cell office:value-type="float" office:value="288052" calcext:value-type="float">
            <text:p>288052</text:p>
          </table:table-cell>
          <table:table-cell office:value-type="float" office:value="255658" calcext:value-type="float">
            <text:p>255658</text:p>
          </table:table-cell>
          <table:table-cell office:value-type="float" office:value="293387" calcext:value-type="float">
            <text:p>293387</text:p>
          </table:table-cell>
          <table:table-cell office:value-type="float" office:value="335876" calcext:value-type="float">
            <text:p>335876</text:p>
          </table:table-cell>
          <table:table-cell office:value-type="float" office:value="364537" calcext:value-type="float">
            <text:p>364537</text:p>
          </table:table-cell>
          <table:table-cell office:value-type="float" office:value="359934" calcext:value-type="float">
            <text:p>359934</text:p>
          </table:table-cell>
          <table:table-cell office:value-type="float" office:value="366823" calcext:value-type="float">
            <text:p>366823</text:p>
          </table:table-cell>
          <table:table-cell office:value-type="float" office:value="274271" calcext:value-type="float">
            <text:p>274271</text:p>
          </table:table-cell>
          <table:table-cell office:value-type="float" office:value="317709" calcext:value-type="float">
            <text:p>317709</text:p>
          </table:table-cell>
          <table:table-cell office:value-type="float" office:value="305700" calcext:value-type="float">
            <text:p>305700</text:p>
          </table:table-cell>
          <table:table-cell office:value-type="float" office:value="294363" calcext:value-type="float">
            <text:p>294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137" calcext:value-type="float">
            <text:p>290137</text:p>
          </table:table-cell>
          <table:table-cell office:value-type="float" office:value="370027" calcext:value-type="float">
            <text:p>370027</text:p>
          </table:table-cell>
          <table:table-cell office:value-type="float" office:value="261642" calcext:value-type="float">
            <text:p>261642</text:p>
          </table:table-cell>
          <table:table-cell office:value-type="float" office:value="303629" calcext:value-type="float">
            <text:p>303629</text:p>
          </table:table-cell>
          <table:table-cell office:value-type="float" office:value="293465" calcext:value-type="float">
            <text:p>293465</text:p>
          </table:table-cell>
          <table:table-cell office:value-type="float" office:value="348705" calcext:value-type="float">
            <text:p>348705</text:p>
          </table:table-cell>
          <table:table-cell office:value-type="float" office:value="269272" calcext:value-type="float">
            <text:p>269272</text:p>
          </table:table-cell>
          <table:table-cell office:value-type="float" office:value="298549" calcext:value-type="float">
            <text:p>298549</text:p>
          </table:table-cell>
          <table:table-cell office:value-type="float" office:value="312305" calcext:value-type="float">
            <text:p>312305</text:p>
          </table:table-cell>
          <table:table-cell office:value-type="float" office:value="290887" calcext:value-type="float">
            <text:p>290887</text:p>
          </table:table-cell>
          <table:table-cell office:value-type="float" office:value="264658" calcext:value-type="float">
            <text:p>264658</text:p>
          </table:table-cell>
          <table:table-cell office:value-type="float" office:value="304615" calcext:value-type="float">
            <text:p>304615</text:p>
          </table:table-cell>
          <table:table-cell office:value-type="float" office:value="282662" calcext:value-type="float">
            <text:p>282662</text:p>
          </table:table-cell>
          <table:table-cell office:value-type="float" office:value="281936" calcext:value-type="float">
            <text:p>281936</text:p>
          </table:table-cell>
          <table:table-cell office:value-type="float" office:value="306627" calcext:value-type="float">
            <text:p>306627</text:p>
          </table:table-cell>
          <table:table-cell office:value-type="float" office:value="389958" calcext:value-type="float">
            <text:p>389958</text:p>
          </table:table-cell>
          <table:table-cell office:value-type="float" office:value="273479" calcext:value-type="float">
            <text:p>273479</text:p>
          </table:table-cell>
          <table:table-cell office:value-type="float" office:value="317607" calcext:value-type="float">
            <text:p>317607</text:p>
          </table:table-cell>
          <table:table-cell office:value-type="float" office:value="326011" calcext:value-type="float">
            <text:p>326011</text:p>
          </table:table-cell>
          <table:table-cell office:value-type="float" office:value="275589" calcext:value-type="float">
            <text:p>275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7431" calcext:value-type="float">
            <text:p>317431</text:p>
          </table:table-cell>
          <table:table-cell office:value-type="float" office:value="297258" calcext:value-type="float">
            <text:p>297258</text:p>
          </table:table-cell>
          <table:table-cell office:value-type="float" office:value="291742" calcext:value-type="float">
            <text:p>291742</text:p>
          </table:table-cell>
          <table:table-cell office:value-type="float" office:value="276924" calcext:value-type="float">
            <text:p>276924</text:p>
          </table:table-cell>
          <table:table-cell office:value-type="float" office:value="318775" calcext:value-type="float">
            <text:p>318775</text:p>
          </table:table-cell>
          <table:table-cell office:value-type="float" office:value="271164" calcext:value-type="float">
            <text:p>271164</text:p>
          </table:table-cell>
          <table:table-cell office:value-type="float" office:value="268724" calcext:value-type="float">
            <text:p>268724</text:p>
          </table:table-cell>
          <table:table-cell office:value-type="float" office:value="307264" calcext:value-type="float">
            <text:p>307264</text:p>
          </table:table-cell>
          <table:table-cell office:value-type="float" office:value="317663" calcext:value-type="float">
            <text:p>317663</text:p>
          </table:table-cell>
          <table:table-cell office:value-type="float" office:value="282103" calcext:value-type="float">
            <text:p>282103</text:p>
          </table:table-cell>
          <table:table-cell office:value-type="float" office:value="312316" calcext:value-type="float">
            <text:p>312316</text:p>
          </table:table-cell>
          <table:table-cell office:value-type="float" office:value="345862" calcext:value-type="float">
            <text:p>345862</text:p>
          </table:table-cell>
          <table:table-cell office:value-type="float" office:value="296772" calcext:value-type="float">
            <text:p>296772</text:p>
          </table:table-cell>
          <table:table-cell office:value-type="float" office:value="337357" calcext:value-type="float">
            <text:p>337357</text:p>
          </table:table-cell>
          <table:table-cell office:value-type="float" office:value="319205" calcext:value-type="float">
            <text:p>319205</text:p>
          </table:table-cell>
          <table:table-cell office:value-type="float" office:value="292094" calcext:value-type="float">
            <text:p>292094</text:p>
          </table:table-cell>
          <table:table-cell office:value-type="float" office:value="292259" calcext:value-type="float">
            <text:p>292259</text:p>
          </table:table-cell>
          <table:table-cell office:value-type="float" office:value="386687" calcext:value-type="float">
            <text:p>386687</text:p>
          </table:table-cell>
          <table:table-cell office:value-type="float" office:value="297147" calcext:value-type="float">
            <text:p>297147</text:p>
          </table:table-cell>
          <table:table-cell office:value-type="float" office:value="270530" calcext:value-type="float">
            <text:p>2705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7121" calcext:value-type="float">
            <text:p>297121</text:p>
          </table:table-cell>
          <table:table-cell office:value-type="float" office:value="307137" calcext:value-type="float">
            <text:p>307137</text:p>
          </table:table-cell>
          <table:table-cell office:value-type="float" office:value="276393" calcext:value-type="float">
            <text:p>276393</text:p>
          </table:table-cell>
          <table:table-cell office:value-type="float" office:value="263848" calcext:value-type="float">
            <text:p>263848</text:p>
          </table:table-cell>
          <table:table-cell office:value-type="float" office:value="295577" calcext:value-type="float">
            <text:p>295577</text:p>
          </table:table-cell>
          <table:table-cell office:value-type="float" office:value="308495" calcext:value-type="float">
            <text:p>308495</text:p>
          </table:table-cell>
          <table:table-cell office:value-type="float" office:value="292199" calcext:value-type="float">
            <text:p>292199</text:p>
          </table:table-cell>
          <table:table-cell office:value-type="float" office:value="546149" calcext:value-type="float">
            <text:p>546149</text:p>
          </table:table-cell>
          <table:table-cell office:value-type="float" office:value="370386" calcext:value-type="float">
            <text:p>370386</text:p>
          </table:table-cell>
          <table:table-cell office:value-type="float" office:value="15619517" calcext:value-type="float">
            <text:p>15619517</text:p>
          </table:table-cell>
          <table:table-cell office:value-type="float" office:value="659124" calcext:value-type="float">
            <text:p>659124</text:p>
          </table:table-cell>
          <table:table-cell office:value-type="float" office:value="407417" calcext:value-type="float">
            <text:p>407417</text:p>
          </table:table-cell>
          <table:table-cell office:value-type="float" office:value="366179" calcext:value-type="float">
            <text:p>366179</text:p>
          </table:table-cell>
          <table:table-cell office:value-type="float" office:value="369286" calcext:value-type="float">
            <text:p>369286</text:p>
          </table:table-cell>
          <table:table-cell office:value-type="float" office:value="329545" calcext:value-type="float">
            <text:p>329545</text:p>
          </table:table-cell>
          <table:table-cell office:value-type="float" office:value="334520" calcext:value-type="float">
            <text:p>334520</text:p>
          </table:table-cell>
          <table:table-cell office:value-type="float" office:value="308036" calcext:value-type="float">
            <text:p>308036</text:p>
          </table:table-cell>
          <table:table-cell office:value-type="float" office:value="288620" calcext:value-type="float">
            <text:p>288620</text:p>
          </table:table-cell>
          <table:table-cell office:value-type="float" office:value="275824" calcext:value-type="float">
            <text:p>275824</text:p>
          </table:table-cell>
          <table:table-cell office:value-type="float" office:value="272499" calcext:value-type="float">
            <text:p>2724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2259" calcext:value-type="float">
            <text:p>302259</text:p>
          </table:table-cell>
          <table:table-cell office:value-type="float" office:value="283276" calcext:value-type="float">
            <text:p>283276</text:p>
          </table:table-cell>
          <table:table-cell office:value-type="float" office:value="281622" calcext:value-type="float">
            <text:p>281622</text:p>
          </table:table-cell>
          <table:table-cell office:value-type="float" office:value="363163" calcext:value-type="float">
            <text:p>363163</text:p>
          </table:table-cell>
          <table:table-cell office:value-type="float" office:value="380644" calcext:value-type="float">
            <text:p>380644</text:p>
          </table:table-cell>
          <table:table-cell office:value-type="float" office:value="295848" calcext:value-type="float">
            <text:p>295848</text:p>
          </table:table-cell>
          <table:table-cell office:value-type="float" office:value="324235" calcext:value-type="float">
            <text:p>324235</text:p>
          </table:table-cell>
          <table:table-cell office:value-type="float" office:value="1507716" calcext:value-type="float">
            <text:p>1507716</text:p>
          </table:table-cell>
          <table:table-cell office:value-type="float" office:value="403052" calcext:value-type="float">
            <text:p>403052</text:p>
          </table:table-cell>
          <table:table-cell office:value-type="float" office:value="280848" calcext:value-type="float">
            <text:p>280848</text:p>
          </table:table-cell>
          <table:table-cell office:value-type="float" office:value="433988" calcext:value-type="float">
            <text:p>433988</text:p>
          </table:table-cell>
          <table:table-cell office:value-type="float" office:value="363970" calcext:value-type="float">
            <text:p>363970</text:p>
          </table:table-cell>
          <table:table-cell office:value-type="float" office:value="339047" calcext:value-type="float">
            <text:p>339047</text:p>
          </table:table-cell>
          <table:table-cell office:value-type="float" office:value="380876" calcext:value-type="float">
            <text:p>380876</text:p>
          </table:table-cell>
          <table:table-cell office:value-type="float" office:value="6254827" calcext:value-type="float">
            <text:p>6254827</text:p>
          </table:table-cell>
          <table:table-cell office:value-type="float" office:value="983526" calcext:value-type="float">
            <text:p>983526</text:p>
          </table:table-cell>
          <table:table-cell office:value-type="float" office:value="882587" calcext:value-type="float">
            <text:p>882587</text:p>
          </table:table-cell>
          <table:table-cell office:value-type="float" office:value="273493" calcext:value-type="float">
            <text:p>273493</text:p>
          </table:table-cell>
          <table:table-cell office:value-type="float" office:value="255781" calcext:value-type="float">
            <text:p>255781</text:p>
          </table:table-cell>
          <table:table-cell office:value-type="float" office:value="264842" calcext:value-type="float">
            <text:p>2648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2998" calcext:value-type="float">
            <text:p>252998</text:p>
          </table:table-cell>
          <table:table-cell office:value-type="float" office:value="269589" calcext:value-type="float">
            <text:p>269589</text:p>
          </table:table-cell>
          <table:table-cell office:value-type="float" office:value="283875" calcext:value-type="float">
            <text:p>283875</text:p>
          </table:table-cell>
          <table:table-cell office:value-type="float" office:value="261430" calcext:value-type="float">
            <text:p>261430</text:p>
          </table:table-cell>
          <table:table-cell office:value-type="float" office:value="252746" calcext:value-type="float">
            <text:p>252746</text:p>
          </table:table-cell>
          <table:table-cell office:value-type="float" office:value="279736" calcext:value-type="float">
            <text:p>279736</text:p>
          </table:table-cell>
          <table:table-cell office:value-type="float" office:value="251865" calcext:value-type="float">
            <text:p>251865</text:p>
          </table:table-cell>
          <table:table-cell office:value-type="float" office:value="265697" calcext:value-type="float">
            <text:p>265697</text:p>
          </table:table-cell>
          <table:table-cell office:value-type="float" office:value="243618" calcext:value-type="float">
            <text:p>243618</text:p>
          </table:table-cell>
          <table:table-cell office:value-type="float" office:value="251594" calcext:value-type="float">
            <text:p>251594</text:p>
          </table:table-cell>
          <table:table-cell office:value-type="float" office:value="260742" calcext:value-type="float">
            <text:p>260742</text:p>
          </table:table-cell>
          <table:table-cell office:value-type="float" office:value="440351" calcext:value-type="float">
            <text:p>440351</text:p>
          </table:table-cell>
          <table:table-cell office:value-type="float" office:value="377817" calcext:value-type="float">
            <text:p>377817</text:p>
          </table:table-cell>
          <table:table-cell office:value-type="float" office:value="338862" calcext:value-type="float">
            <text:p>338862</text:p>
          </table:table-cell>
          <table:table-cell office:value-type="float" office:value="344472" calcext:value-type="float">
            <text:p>344472</text:p>
          </table:table-cell>
          <table:table-cell office:value-type="float" office:value="543655" calcext:value-type="float">
            <text:p>543655</text:p>
          </table:table-cell>
          <table:table-cell office:value-type="float" office:value="329948" calcext:value-type="float">
            <text:p>329948</text:p>
          </table:table-cell>
          <table:table-cell office:value-type="float" office:value="241867" calcext:value-type="float">
            <text:p>241867</text:p>
          </table:table-cell>
          <table:table-cell office:value-type="float" office:value="290366" calcext:value-type="float">
            <text:p>290366</text:p>
          </table:table-cell>
          <table:table-cell office:value-type="float" office:value="291015" calcext:value-type="float">
            <text:p>2910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2582" calcext:value-type="float">
            <text:p>252582</text:p>
          </table:table-cell>
          <table:table-cell office:value-type="float" office:value="261636" calcext:value-type="float">
            <text:p>261636</text:p>
          </table:table-cell>
          <table:table-cell office:value-type="float" office:value="266188" calcext:value-type="float">
            <text:p>266188</text:p>
          </table:table-cell>
          <table:table-cell office:value-type="float" office:value="373761" calcext:value-type="float">
            <text:p>373761</text:p>
          </table:table-cell>
          <table:table-cell office:value-type="float" office:value="330724" calcext:value-type="float">
            <text:p>330724</text:p>
          </table:table-cell>
          <table:table-cell office:value-type="float" office:value="291682" calcext:value-type="float">
            <text:p>291682</text:p>
          </table:table-cell>
          <table:table-cell office:value-type="float" office:value="287745" calcext:value-type="float">
            <text:p>287745</text:p>
          </table:table-cell>
          <table:table-cell office:value-type="float" office:value="570173" calcext:value-type="float">
            <text:p>570173</text:p>
          </table:table-cell>
          <table:table-cell office:value-type="float" office:value="447095" calcext:value-type="float">
            <text:p>447095</text:p>
          </table:table-cell>
          <table:table-cell office:value-type="float" office:value="394498" calcext:value-type="float">
            <text:p>394498</text:p>
          </table:table-cell>
          <table:table-cell office:value-type="float" office:value="364523" calcext:value-type="float">
            <text:p>364523</text:p>
          </table:table-cell>
          <table:table-cell office:value-type="float" office:value="307065" calcext:value-type="float">
            <text:p>307065</text:p>
          </table:table-cell>
          <table:table-cell office:value-type="float" office:value="330153" calcext:value-type="float">
            <text:p>330153</text:p>
          </table:table-cell>
          <table:table-cell office:value-type="float" office:value="379635" calcext:value-type="float">
            <text:p>379635</text:p>
          </table:table-cell>
          <table:table-cell office:value-type="float" office:value="326790" calcext:value-type="float">
            <text:p>326790</text:p>
          </table:table-cell>
          <table:table-cell office:value-type="float" office:value="366257" calcext:value-type="float">
            <text:p>366257</text:p>
          </table:table-cell>
          <table:table-cell office:value-type="float" office:value="342300" calcext:value-type="float">
            <text:p>342300</text:p>
          </table:table-cell>
          <table:table-cell office:value-type="float" office:value="308697" calcext:value-type="float">
            <text:p>308697</text:p>
          </table:table-cell>
          <table:table-cell office:value-type="float" office:value="370803" calcext:value-type="float">
            <text:p>370803</text:p>
          </table:table-cell>
          <table:table-cell office:value-type="float" office:value="320976" calcext:value-type="float">
            <text:p>3209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8848" calcext:value-type="float">
            <text:p>318848</text:p>
          </table:table-cell>
          <table:table-cell office:value-type="float" office:value="380410" calcext:value-type="float">
            <text:p>380410</text:p>
          </table:table-cell>
          <table:table-cell office:value-type="float" office:value="289005" calcext:value-type="float">
            <text:p>289005</text:p>
          </table:table-cell>
          <table:table-cell office:value-type="float" office:value="335933" calcext:value-type="float">
            <text:p>335933</text:p>
          </table:table-cell>
          <table:table-cell office:value-type="float" office:value="423633" calcext:value-type="float">
            <text:p>423633</text:p>
          </table:table-cell>
          <table:table-cell office:value-type="float" office:value="279811" calcext:value-type="float">
            <text:p>279811</text:p>
          </table:table-cell>
          <table:table-cell office:value-type="float" office:value="357972" calcext:value-type="float">
            <text:p>357972</text:p>
          </table:table-cell>
          <table:table-cell office:value-type="float" office:value="445861" calcext:value-type="float">
            <text:p>445861</text:p>
          </table:table-cell>
          <table:table-cell office:value-type="float" office:value="404394" calcext:value-type="float">
            <text:p>404394</text:p>
          </table:table-cell>
          <table:table-cell office:value-type="float" office:value="381136" calcext:value-type="float">
            <text:p>381136</text:p>
          </table:table-cell>
          <table:table-cell office:value-type="float" office:value="375561" calcext:value-type="float">
            <text:p>375561</text:p>
          </table:table-cell>
          <table:table-cell office:value-type="float" office:value="376139" calcext:value-type="float">
            <text:p>376139</text:p>
          </table:table-cell>
          <table:table-cell office:value-type="float" office:value="482256" calcext:value-type="float">
            <text:p>482256</text:p>
          </table:table-cell>
          <table:table-cell office:value-type="float" office:value="377658" calcext:value-type="float">
            <text:p>377658</text:p>
          </table:table-cell>
          <table:table-cell office:value-type="float" office:value="403456" calcext:value-type="float">
            <text:p>403456</text:p>
          </table:table-cell>
          <table:table-cell office:value-type="float" office:value="354218" calcext:value-type="float">
            <text:p>354218</text:p>
          </table:table-cell>
          <table:table-cell office:value-type="float" office:value="401781" calcext:value-type="float">
            <text:p>401781</text:p>
          </table:table-cell>
          <table:table-cell office:value-type="float" office:value="429821" calcext:value-type="float">
            <text:p>429821</text:p>
          </table:table-cell>
          <table:table-cell office:value-type="float" office:value="407597" calcext:value-type="float">
            <text:p>407597</text:p>
          </table:table-cell>
          <table:table-cell office:value-type="float" office:value="395772" calcext:value-type="float">
            <text:p>3957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8177" calcext:value-type="float">
            <text:p>318177</text:p>
          </table:table-cell>
          <table:table-cell office:value-type="float" office:value="345673" calcext:value-type="float">
            <text:p>345673</text:p>
          </table:table-cell>
          <table:table-cell office:value-type="float" office:value="404799" calcext:value-type="float">
            <text:p>404799</text:p>
          </table:table-cell>
          <table:table-cell office:value-type="float" office:value="330740" calcext:value-type="float">
            <text:p>330740</text:p>
          </table:table-cell>
          <table:table-cell office:value-type="float" office:value="331545" calcext:value-type="float">
            <text:p>331545</text:p>
          </table:table-cell>
          <table:table-cell office:value-type="float" office:value="403304" calcext:value-type="float">
            <text:p>403304</text:p>
          </table:table-cell>
          <table:table-cell office:value-type="float" office:value="337890" calcext:value-type="float">
            <text:p>337890</text:p>
          </table:table-cell>
          <table:table-cell office:value-type="float" office:value="346495" calcext:value-type="float">
            <text:p>346495</text:p>
          </table:table-cell>
          <table:table-cell office:value-type="float" office:value="381817" calcext:value-type="float">
            <text:p>381817</text:p>
          </table:table-cell>
          <table:table-cell office:value-type="float" office:value="349464" calcext:value-type="float">
            <text:p>349464</text:p>
          </table:table-cell>
          <table:table-cell office:value-type="float" office:value="347158" calcext:value-type="float">
            <text:p>347158</text:p>
          </table:table-cell>
          <table:table-cell office:value-type="float" office:value="297697" calcext:value-type="float">
            <text:p>297697</text:p>
          </table:table-cell>
          <table:table-cell office:value-type="float" office:value="341921" calcext:value-type="float">
            <text:p>341921</text:p>
          </table:table-cell>
          <table:table-cell office:value-type="float" office:value="313279" calcext:value-type="float">
            <text:p>313279</text:p>
          </table:table-cell>
          <table:table-cell office:value-type="float" office:value="313012" calcext:value-type="float">
            <text:p>313012</text:p>
          </table:table-cell>
          <table:table-cell office:value-type="float" office:value="498014" calcext:value-type="float">
            <text:p>498014</text:p>
          </table:table-cell>
          <table:table-cell office:value-type="float" office:value="457480" calcext:value-type="float">
            <text:p>457480</text:p>
          </table:table-cell>
          <table:table-cell office:value-type="float" office:value="387598" calcext:value-type="float">
            <text:p>387598</text:p>
          </table:table-cell>
          <table:table-cell office:value-type="float" office:value="471415" calcext:value-type="float">
            <text:p>471415</text:p>
          </table:table-cell>
          <table:table-cell office:value-type="float" office:value="346871" calcext:value-type="float">
            <text:p>3468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55991" calcext:value-type="float">
            <text:p>355991</text:p>
          </table:table-cell>
          <table:table-cell office:value-type="float" office:value="519973" calcext:value-type="float">
            <text:p>519973</text:p>
          </table:table-cell>
          <table:table-cell office:value-type="float" office:value="521481" calcext:value-type="float">
            <text:p>521481</text:p>
          </table:table-cell>
          <table:table-cell office:value-type="float" office:value="487649" calcext:value-type="float">
            <text:p>487649</text:p>
          </table:table-cell>
          <table:table-cell office:value-type="float" office:value="497944" calcext:value-type="float">
            <text:p>497944</text:p>
          </table:table-cell>
          <table:table-cell office:value-type="float" office:value="489888" calcext:value-type="float">
            <text:p>489888</text:p>
          </table:table-cell>
          <table:table-cell office:value-type="float" office:value="552768" calcext:value-type="float">
            <text:p>552768</text:p>
          </table:table-cell>
          <table:table-cell office:value-type="float" office:value="458254" calcext:value-type="float">
            <text:p>458254</text:p>
          </table:table-cell>
          <table:table-cell office:value-type="float" office:value="448465" calcext:value-type="float">
            <text:p>448465</text:p>
          </table:table-cell>
          <table:table-cell office:value-type="float" office:value="4389889" calcext:value-type="float">
            <text:p>4389889</text:p>
          </table:table-cell>
          <table:table-cell office:value-type="float" office:value="567689" calcext:value-type="float">
            <text:p>567689</text:p>
          </table:table-cell>
          <table:table-cell office:value-type="float" office:value="312562" calcext:value-type="float">
            <text:p>312562</text:p>
          </table:table-cell>
          <table:table-cell office:value-type="float" office:value="424568" calcext:value-type="float">
            <text:p>424568</text:p>
          </table:table-cell>
          <table:table-cell office:value-type="float" office:value="589243" calcext:value-type="float">
            <text:p>589243</text:p>
          </table:table-cell>
          <table:table-cell office:value-type="float" office:value="583960" calcext:value-type="float">
            <text:p>583960</text:p>
          </table:table-cell>
          <table:table-cell office:value-type="float" office:value="499479" calcext:value-type="float">
            <text:p>499479</text:p>
          </table:table-cell>
          <table:table-cell office:value-type="float" office:value="307669" calcext:value-type="float">
            <text:p>307669</text:p>
          </table:table-cell>
          <table:table-cell office:value-type="float" office:value="565825" calcext:value-type="float">
            <text:p>565825</text:p>
          </table:table-cell>
          <table:table-cell office:value-type="float" office:value="405847" calcext:value-type="float">
            <text:p>405847</text:p>
          </table:table-cell>
          <table:table-cell office:value-type="float" office:value="424804" calcext:value-type="float">
            <text:p>42480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35525" calcext:value-type="float">
            <text:p>335525</text:p>
          </table:table-cell>
          <table:table-cell office:value-type="float" office:value="490555" calcext:value-type="float">
            <text:p>490555</text:p>
          </table:table-cell>
          <table:table-cell office:value-type="float" office:value="520741" calcext:value-type="float">
            <text:p>520741</text:p>
          </table:table-cell>
          <table:table-cell office:value-type="float" office:value="426937" calcext:value-type="float">
            <text:p>426937</text:p>
          </table:table-cell>
          <table:table-cell office:value-type="float" office:value="10012942" calcext:value-type="float">
            <text:p>10012942</text:p>
          </table:table-cell>
          <table:table-cell office:value-type="float" office:value="3174701" calcext:value-type="float">
            <text:p>3174701</text:p>
          </table:table-cell>
          <table:table-cell office:value-type="float" office:value="668077" calcext:value-type="float">
            <text:p>668077</text:p>
          </table:table-cell>
          <table:table-cell office:value-type="float" office:value="632977" calcext:value-type="float">
            <text:p>632977</text:p>
          </table:table-cell>
          <table:table-cell office:value-type="float" office:value="407177" calcext:value-type="float">
            <text:p>407177</text:p>
          </table:table-cell>
          <table:table-cell office:value-type="float" office:value="537991" calcext:value-type="float">
            <text:p>537991</text:p>
          </table:table-cell>
          <table:table-cell office:value-type="float" office:value="560518" calcext:value-type="float">
            <text:p>560518</text:p>
          </table:table-cell>
          <table:table-cell office:value-type="float" office:value="527192" calcext:value-type="float">
            <text:p>527192</text:p>
          </table:table-cell>
          <table:table-cell office:value-type="float" office:value="441300" calcext:value-type="float">
            <text:p>441300</text:p>
          </table:table-cell>
          <table:table-cell office:value-type="float" office:value="462929" calcext:value-type="float">
            <text:p>462929</text:p>
          </table:table-cell>
          <table:table-cell office:value-type="float" office:value="433270" calcext:value-type="float">
            <text:p>433270</text:p>
          </table:table-cell>
          <table:table-cell office:value-type="float" office:value="502592" calcext:value-type="float">
            <text:p>502592</text:p>
          </table:table-cell>
          <table:table-cell office:value-type="float" office:value="635449" calcext:value-type="float">
            <text:p>635449</text:p>
          </table:table-cell>
          <table:table-cell office:value-type="float" office:value="1418789" calcext:value-type="float">
            <text:p>1418789</text:p>
          </table:table-cell>
          <table:table-cell office:value-type="float" office:value="367734" calcext:value-type="float">
            <text:p>367734</text:p>
          </table:table-cell>
          <table:table-cell office:value-type="float" office:value="358998" calcext:value-type="float">
            <text:p>3589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76488" calcext:value-type="float">
            <text:p>476488</text:p>
          </table:table-cell>
          <table:table-cell office:value-type="float" office:value="390362" calcext:value-type="float">
            <text:p>390362</text:p>
          </table:table-cell>
          <table:table-cell office:value-type="float" office:value="451304" calcext:value-type="float">
            <text:p>451304</text:p>
          </table:table-cell>
          <table:table-cell office:value-type="float" office:value="379508" calcext:value-type="float">
            <text:p>379508</text:p>
          </table:table-cell>
          <table:table-cell office:value-type="float" office:value="357700" calcext:value-type="float">
            <text:p>357700</text:p>
          </table:table-cell>
          <table:table-cell office:value-type="float" office:value="443479" calcext:value-type="float">
            <text:p>443479</text:p>
          </table:table-cell>
          <table:table-cell office:value-type="float" office:value="378662" calcext:value-type="float">
            <text:p>378662</text:p>
          </table:table-cell>
          <table:table-cell office:value-type="float" office:value="431332" calcext:value-type="float">
            <text:p>431332</text:p>
          </table:table-cell>
          <table:table-cell office:value-type="float" office:value="1164527" calcext:value-type="float">
            <text:p>1164527</text:p>
          </table:table-cell>
          <table:table-cell office:value-type="float" office:value="386851" calcext:value-type="float">
            <text:p>386851</text:p>
          </table:table-cell>
          <table:table-cell office:value-type="float" office:value="300295" calcext:value-type="float">
            <text:p>300295</text:p>
          </table:table-cell>
          <table:table-cell office:value-type="float" office:value="992913" calcext:value-type="float">
            <text:p>992913</text:p>
          </table:table-cell>
          <table:table-cell office:value-type="float" office:value="617041" calcext:value-type="float">
            <text:p>617041</text:p>
          </table:table-cell>
          <table:table-cell office:value-type="float" office:value="514494" calcext:value-type="float">
            <text:p>514494</text:p>
          </table:table-cell>
          <table:table-cell office:value-type="float" office:value="976512" calcext:value-type="float">
            <text:p>976512</text:p>
          </table:table-cell>
          <table:table-cell office:value-type="float" office:value="388124" calcext:value-type="float">
            <text:p>388124</text:p>
          </table:table-cell>
          <table:table-cell office:value-type="float" office:value="410000" calcext:value-type="float">
            <text:p>410000</text:p>
          </table:table-cell>
          <table:table-cell office:value-type="float" office:value="606731" calcext:value-type="float">
            <text:p>606731</text:p>
          </table:table-cell>
          <table:table-cell office:value-type="float" office:value="359443" calcext:value-type="float">
            <text:p>359443</text:p>
          </table:table-cell>
          <table:table-cell office:value-type="float" office:value="358236" calcext:value-type="float">
            <text:p>3582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24872" calcext:value-type="float">
            <text:p>424872</text:p>
          </table:table-cell>
          <table:table-cell office:value-type="float" office:value="98749" calcext:value-type="float">
            <text:p>98749</text:p>
          </table:table-cell>
          <table:table-cell office:value-type="float" office:value="230485" calcext:value-type="float">
            <text:p>230485</text:p>
          </table:table-cell>
          <table:table-cell office:value-type="float" office:value="76864" calcext:value-type="float">
            <text:p>76864</text:p>
          </table:table-cell>
          <table:table-cell office:value-type="float" office:value="100457" calcext:value-type="float">
            <text:p>100457</text:p>
          </table:table-cell>
          <table:table-cell office:value-type="float" office:value="134781" calcext:value-type="float">
            <text:p>134781</text:p>
          </table:table-cell>
          <table:table-cell office:value-type="float" office:value="270189" calcext:value-type="float">
            <text:p>270189</text:p>
          </table:table-cell>
          <table:table-cell office:value-type="float" office:value="1716913" calcext:value-type="float">
            <text:p>1716913</text:p>
          </table:table-cell>
          <table:table-cell office:value-type="float" office:value="293423" calcext:value-type="float">
            <text:p>293423</text:p>
          </table:table-cell>
          <table:table-cell office:value-type="float" office:value="145089" calcext:value-type="float">
            <text:p>145089</text:p>
          </table:table-cell>
          <table:table-cell office:value-type="float" office:value="48043" calcext:value-type="float">
            <text:p>48043</text:p>
          </table:table-cell>
          <table:table-cell office:value-type="float" office:value="215528" calcext:value-type="float">
            <text:p>215528</text:p>
          </table:table-cell>
          <table:table-cell office:value-type="float" office:value="259998" calcext:value-type="float">
            <text:p>259998</text:p>
          </table:table-cell>
          <table:table-cell office:value-type="float" office:value="56354" calcext:value-type="float">
            <text:p>56354</text:p>
          </table:table-cell>
          <table:table-cell office:value-type="float" office:value="47027" calcext:value-type="float">
            <text:p>47027</text:p>
          </table:table-cell>
          <table:table-cell office:value-type="float" office:value="168098" calcext:value-type="float">
            <text:p>168098</text:p>
          </table:table-cell>
          <table:table-cell office:value-type="float" office:value="44831" calcext:value-type="float">
            <text:p>44831</text:p>
          </table:table-cell>
          <table:table-cell office:value-type="float" office:value="239979" calcext:value-type="float">
            <text:p>239979</text:p>
          </table:table-cell>
          <table:table-cell office:value-type="float" office:value="48654" calcext:value-type="float">
            <text:p>48654</text:p>
          </table:table-cell>
          <table:table-cell office:value-type="float" office:value="563085" calcext:value-type="float">
            <text:p>56308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2586" calcext:value-type="float">
            <text:p>122586</text:p>
          </table:table-cell>
          <table:table-cell office:value-type="float" office:value="311662" calcext:value-type="float">
            <text:p>311662</text:p>
          </table:table-cell>
          <table:table-cell office:value-type="float" office:value="489881" calcext:value-type="float">
            <text:p>489881</text:p>
          </table:table-cell>
          <table:table-cell office:value-type="float" office:value="478687" calcext:value-type="float">
            <text:p>478687</text:p>
          </table:table-cell>
          <table:table-cell office:value-type="float" office:value="37998744" calcext:value-type="float">
            <text:p>37998744</text:p>
          </table:table-cell>
          <table:table-cell office:value-type="float" office:value="135539" calcext:value-type="float">
            <text:p>135539</text:p>
          </table:table-cell>
          <table:table-cell office:value-type="float" office:value="122716" calcext:value-type="float">
            <text:p>122716</text:p>
          </table:table-cell>
          <table:table-cell office:value-type="float" office:value="669213" calcext:value-type="float">
            <text:p>669213</text:p>
          </table:table-cell>
          <table:table-cell office:value-type="float" office:value="170219" calcext:value-type="float">
            <text:p>170219</text:p>
          </table:table-cell>
          <table:table-cell office:value-type="float" office:value="77201" calcext:value-type="float">
            <text:p>77201</text:p>
          </table:table-cell>
          <table:table-cell office:value-type="float" office:value="142748" calcext:value-type="float">
            <text:p>142748</text:p>
          </table:table-cell>
          <table:table-cell office:value-type="float" office:value="130505" calcext:value-type="float">
            <text:p>130505</text:p>
          </table:table-cell>
          <table:table-cell office:value-type="float" office:value="177644" calcext:value-type="float">
            <text:p>177644</text:p>
          </table:table-cell>
          <table:table-cell office:value-type="float" office:value="281148" calcext:value-type="float">
            <text:p>281148</text:p>
          </table:table-cell>
          <table:table-cell office:value-type="float" office:value="4933491" calcext:value-type="float">
            <text:p>4933491</text:p>
          </table:table-cell>
          <table:table-cell office:value-type="float" office:value="762052" calcext:value-type="float">
            <text:p>762052</text:p>
          </table:table-cell>
          <table:table-cell office:value-type="float" office:value="180413" calcext:value-type="float">
            <text:p>180413</text:p>
          </table:table-cell>
          <table:table-cell office:value-type="float" office:value="98282" calcext:value-type="float">
            <text:p>98282</text:p>
          </table:table-cell>
          <table:table-cell office:value-type="float" office:value="659642" calcext:value-type="float">
            <text:p>659642</text:p>
          </table:table-cell>
          <table:table-cell office:value-type="float" office:value="84691" calcext:value-type="float">
            <text:p>8469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39912" calcext:value-type="float">
            <text:p>739912</text:p>
          </table:table-cell>
          <table:table-cell office:value-type="float" office:value="415824" calcext:value-type="float">
            <text:p>415824</text:p>
          </table:table-cell>
          <table:table-cell office:value-type="float" office:value="36506183" calcext:value-type="float">
            <text:p>36506183</text:p>
          </table:table-cell>
          <table:table-cell office:value-type="float" office:value="1623592" calcext:value-type="float">
            <text:p>1623592</text:p>
          </table:table-cell>
          <table:table-cell office:value-type="float" office:value="6040909" calcext:value-type="float">
            <text:p>6040909</text:p>
          </table:table-cell>
          <table:table-cell office:value-type="float" office:value="8400835" calcext:value-type="float">
            <text:p>8400835</text:p>
          </table:table-cell>
          <table:table-cell office:value-type="float" office:value="144920" calcext:value-type="float">
            <text:p>144920</text:p>
          </table:table-cell>
          <table:table-cell office:value-type="float" office:value="199523" calcext:value-type="float">
            <text:p>199523</text:p>
          </table:table-cell>
          <table:table-cell office:value-type="float" office:value="161680" calcext:value-type="float">
            <text:p>161680</text:p>
          </table:table-cell>
          <table:table-cell office:value-type="float" office:value="154184" calcext:value-type="float">
            <text:p>154184</text:p>
          </table:table-cell>
          <table:table-cell office:value-type="float" office:value="1660593" calcext:value-type="float">
            <text:p>1660593</text:p>
          </table:table-cell>
          <table:table-cell office:value-type="float" office:value="181905" calcext:value-type="float">
            <text:p>181905</text:p>
          </table:table-cell>
          <table:table-cell office:value-type="float" office:value="79632" calcext:value-type="float">
            <text:p>79632</text:p>
          </table:table-cell>
          <table:table-cell office:value-type="float" office:value="4543632" calcext:value-type="float">
            <text:p>4543632</text:p>
          </table:table-cell>
          <table:table-cell office:value-type="float" office:value="40722280" calcext:value-type="float">
            <text:p>40722280</text:p>
          </table:table-cell>
          <table:table-cell office:value-type="float" office:value="320037" calcext:value-type="float">
            <text:p>320037</text:p>
          </table:table-cell>
          <table:table-cell office:value-type="float" office:value="374379" calcext:value-type="float">
            <text:p>374379</text:p>
          </table:table-cell>
          <table:table-cell office:value-type="float" office:value="269626" calcext:value-type="float">
            <text:p>269626</text:p>
          </table:table-cell>
          <table:table-cell office:value-type="float" office:value="341203" calcext:value-type="float">
            <text:p>341203</text:p>
          </table:table-cell>
          <table:table-cell office:value-type="float" office:value="363244" calcext:value-type="float">
            <text:p>363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1:51:56.037640245</dc:date>
    <meta:editing-duration>PT2M24S</meta:editing-duration>
    <meta:editing-cycles>1</meta:editing-cycles>
    <meta:document-statistic meta:table-count="2" meta:cell-count="71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8cm" svg:y="0.316cm" chart:style-name="ch2">
          <text:p>RTT para mensagens de 1 byte</text:p>
        </chart:title>
        <chart:subtitle svg:x="6.964cm" svg:y="1.275cm" chart:style-name="ch3">
          <text:p>2⁰ conexão</text:p>
        </chart:subtitle>
        <chart:plot-area chart:style-name="ch4" table:cell-range-address="outRtt2.B1:outRtt2.U1" svg:x="1.331cm" svg:y="2.138cm" svg:width="14.349cm" svg:height="5.701cm">
          <chartooo:coordinate-region svg:x="2.058cm" svg:y="2.337cm" svg:width="13.435cm" svg:height="4.855cm"/>
          <chart:axis chart:dimension="x" chart:name="primary-x" chart:style-name="ch5">
            <chart:title svg:x="7.641cm" svg:y="8.019cm" chart:style-name="ch6">
              <text:p>mensagem</text:p>
            </chart:title>
          </chart:axis>
          <chart:axis chart:dimension="y" chart:name="primary-y" chart:style-name="ch5">
            <chart:title svg:x="0.451cm" svg:y="5.707cm" chart:style-name="ch7">
              <text:p>RTT (ms)</text:p>
            </chart:title>
            <chart:grid chart:style-name="ch8" chart:class="major"/>
          </chart:axis>
          <chart:series chart:style-name="ch9" chart:values-cell-range-address="outRtt2.B1:outRtt2.U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684774">
                <text:p>0.684774</text:p>
                <draw:g>
                  <svg:desc>outRtt2.B1:outRtt2.U1</svg:desc>
                </draw:g>
              </table:table-cell>
              <table:table-cell office:value-type="float" office:value="0.434465">
                <text:p>0.434465</text:p>
              </table:table-cell>
              <table:table-cell office:value-type="float" office:value="0.396001">
                <text:p>0.396001</text:p>
              </table:table-cell>
              <table:table-cell office:value-type="float" office:value="0.44073">
                <text:p>0.44073</text:p>
              </table:table-cell>
              <table:table-cell office:value-type="float" office:value="0.395303">
                <text:p>0.395303</text:p>
              </table:table-cell>
              <table:table-cell office:value-type="float" office:value="0.353037">
                <text:p>0.353037</text:p>
              </table:table-cell>
              <table:table-cell office:value-type="float" office:value="0.346344">
                <text:p>0.346344</text:p>
              </table:table-cell>
              <table:table-cell office:value-type="float" office:value="0.401489">
                <text:p>0.401489</text:p>
              </table:table-cell>
              <table:table-cell office:value-type="float" office:value="0.334643">
                <text:p>0.334643</text:p>
              </table:table-cell>
              <table:table-cell office:value-type="float" office:value="0.363096">
                <text:p>0.363096</text:p>
              </table:table-cell>
              <table:table-cell office:value-type="float" office:value="0.390723">
                <text:p>0.390723</text:p>
              </table:table-cell>
              <table:table-cell office:value-type="float" office:value="0.296369">
                <text:p>0.296369</text:p>
              </table:table-cell>
              <table:table-cell office:value-type="float" office:value="0.459704">
                <text:p>0.459704</text:p>
              </table:table-cell>
              <table:table-cell office:value-type="float" office:value="0.355602">
                <text:p>0.355602</text:p>
              </table:table-cell>
              <table:table-cell office:value-type="float" office:value="0.470274">
                <text:p>0.470274</text:p>
              </table:table-cell>
              <table:table-cell office:value-type="float" office:value="0.501266">
                <text:p>0.501266</text:p>
              </table:table-cell>
              <table:table-cell office:value-type="float" office:value="0.344408">
                <text:p>0.344408</text:p>
              </table:table-cell>
              <table:table-cell office:value-type="float" office:value="0.417287">
                <text:p>0.417287</text:p>
              </table:table-cell>
              <table:table-cell office:value-type="float" office:value="0.431452">
                <text:p>0.431452</text:p>
              </table:table-cell>
              <table:table-cell office:value-type="float" office:value="0.331766">
                <text:p>0.331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